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824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574cm"/>
    </style:style>
    <style:style style:name="co11" style:family="table-column">
      <style:table-column-properties fo:break-before="auto" style:column-width="5.874cm"/>
    </style:style>
    <style:style style:name="co12" style:family="table-column">
      <style:table-column-properties fo:break-before="auto" style:column-width="5.1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0.473cm" fo:break-before="page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3.422cm" fo:break-before="auto" style:use-optimal-row-height="true"/>
    </style:style>
    <style:style style:name="ta1" style:family="table" style:master-page-name="PageStyle_5f_Generic_20_Criteria">
      <style:table-properties table:display="true" style:writing-mode="lr-tb"/>
    </style:style>
    <style:style style:name="ta2" style:family="table" style:master-page-name="PageStyle_5f_Portal_20_Criteria">
      <style:table-properties table:display="true" style:writing-mode="lr-tb"/>
    </style:style>
    <style:style style:name="ta3" style:family="table" style:master-page-name="PageStyle_5f_Financial_20_Criteria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fo:background-color="#2323d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2323d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ackground-color="#99ccff"/>
    </style:style>
    <style:style style:name="ce13" style:family="table-cell" style:parent-style-name="Default">
      <style:table-cell-properties style:glyph-orientation-vertical="0" fo:border-bottom="none" fo:background-color="#2323d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2323dc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ackground-color="#2323dc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2323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2323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2323d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2323d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Default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2323d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2323d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fo:background-color="#2323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2323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" style:family="table-cell" style:parent-style-name="Default">
      <style:table-cell-properties fo:border-bottom="none" fo:background-color="#2323dc" style:diagonal-bl-tr="none" style:diagonal-tl-br="none" fo:border-left="0.035cm solid #000000" fo:border-right="none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99ccff" style:diagonal-bl-tr="none" style:diagonal-tl-br="none" fo:border-left="0.035cm solid #000000" fo:border-right="none" fo:border-top="none"/>
    </style:style>
    <style:style style:name="ce33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34" style:family="table-cell" style:parent-style-name="Default">
      <style:table-cell-properties fo:border-bottom="none" fo:background-color="#2323dc" style:diagonal-bl-tr="none" style:diagonal-tl-br="none" fo:border-left="0.035cm solid #000000" fo:border-right="none" fo:border-top="none"/>
    </style:style>
    <style:style style:name="ce35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36" style:family="table-cell" style:parent-style-name="Default">
      <style:table-cell-properties fo:background-color="#2323dc" style:diagonal-bl-tr="none" style:diagonal-tl-br="none" fo:border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99ccff" style:diagonal-bl-tr="none" style:diagonal-tl-br="none" fo:border="none"/>
    </style:style>
    <style:style style:name="ce38" style:family="table-cell" style:parent-style-name="Default">
      <style:table-cell-properties style:diagonal-bl-tr="none" style:diagonal-tl-br="none" fo:border="none"/>
    </style:style>
    <style:style style:name="ce39" style:family="table-cell" style:parent-style-name="Default">
      <style:table-cell-properties fo:background-color="#2323dc" style:diagonal-bl-tr="none" style:diagonal-tl-br="none" fo:border="none"/>
    </style:style>
    <style:style style:name="ce40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41" style:family="table-cell" style:parent-style-name="Default">
      <style:table-cell-properties fo:border-bottom="none" fo:background-color="#2323dc" style:diagonal-bl-tr="none" style:diagonal-tl-br="none" fo:border-left="none" fo:border-right="0.035cm solid #000000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99ccff" style:diagonal-bl-tr="none" style:diagonal-tl-br="none" fo:border-left="none" fo:border-right="0.035cm solid #000000" fo:border-top="none"/>
    </style:style>
    <style:style style:name="ce43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44" style:family="table-cell" style:parent-style-name="Default">
      <style:table-cell-properties fo:border-bottom="none" fo:background-color="#2323dc" style:diagonal-bl-tr="none" style:diagonal-tl-br="none" fo:border-left="none" fo:border-right="0.035cm solid #000000" fo:border-top="none"/>
    </style:style>
    <style:style style:name="gr1" style:family="graphic">
      <style:graphic-properties draw:stroke="solid" svg:stroke-width="0.026cm" svg:stroke-color="#000000" draw:marker-start="Extrémité_20_de_20_lign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78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Extrémité_20_de_20_lign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78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000000" draw:marker-start="Extrémité_20_de_20_lign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81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Generic Criteria" table:style-name="ta1" table:print="false">
        <office:forms form:automatic-focus="false" form:apply-design-mode="false"/>
        <table:table-column table:style-name="co1" table:number-columns-repeated="4" table:default-cell-style-name="ce5"/>
        <table:table-column table:style-name="co2" table:default-cell-style-name="ce11"/>
        <table:table-column table:style-name="co3" table:default-cell-style-name="Default"/>
        <table:table-column table:style-name="co4" table:number-columns-repeated="251" table:default-cell-style-name="Default"/>
        <table:table-column table:style-name="co5" table:number-columns-repeated="767" table:default-cell-style-name="Default"/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2" office:value-type="string">
            <text:p>Software family</text:p>
          </table:table-cell>
          <table:table-cell office:value-type="string">
            <text:p>portal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QSOS version</text:p>
          </table:table-cell>
          <table:table-cell office:value-type="string">
            <text:p>1.7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Template version</text:p>
          </table:table-cell>
          <table:table-cell office:value-type="string">
            <text:p>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Default" table:number-columns-repeated="5"/>
          <table:table-cell/>
          <table:table-cell table:style-name="ce13" office:value-type="string" table:number-columns-spanned="3" table:number-rows-spanned="1">
            <text:p>Qualification : charge et répartition</text:p>
          </table:table-cell>
          <table:covered-table-cell table:style-name="ce16"/>
          <table:covered-table-cell table:style-name="ce18"/>
          <table:table-cell table:number-columns-repeated="1015"/>
        </table:table-row>
        <table:table-row table:style-name="ro4">
          <table:table-cell table:style-name="ce2" office:value-type="string">
            <text:p>Criterion</text:p>
          </table:table-cell>
          <table:table-cell table:style-name="ce2" office:value-type="string">
            <text:p>Score 0</text:p>
          </table:table-cell>
          <table:table-cell table:style-name="ce2" office:value-type="string">
            <text:p>Score 1</text:p>
          </table:table-cell>
          <table:table-cell table:style-name="ce2" office:value-type="string">
            <text:p>Score 2</text:p>
          </table:table-cell>
          <table:table-cell table:style-name="ce2" office:value-type="string">
            <office:annotation draw:style-name="gr1" draw:text-style-name="P2" svg:width="3.567cm" svg:height="2.241cm" svg:x="22.294cm" svg:y="2.952cm" draw:caption-point-x="-0.43cm" draw:caption-point-y="0.274cm">
              <dc:date>2010-04-19T00:00:00</dc:date>
              <text:p text:style-name="P1"><text:span text:style-name="T1">edorso:</text:span></text:p>
              <text:p text:style-name="P1"><text:span text:style-name="T2">0 = on n'en tient pas compte</text:span></text:p>
              <text:p text:style-name="P1"><text:span text:style-name="T2">1 = critère retenu</text:span></text:p>
              <text:p text:style-name="P1"><text:span text:style-name="T2">? = on ne sait pas encore</text:span></text:p>
              <text:p text:style-name="P1"><text:span text:style-name="T2"/></text:p>
            </office:annotation>
            <text:p>Points Almerys</text:p>
          </table:table-cell>
          <table:table-cell table:style-name="ce2" office:value-type="string">
            <text:p>commentaires</text:p>
          </table:table-cell>
          <table:table-cell table:style-name="ce14" office:value-type="string">
            <office:annotation draw:style-name="gr1" draw:text-style-name="P2" svg:width="3.567cm" svg:height="1.986cm" svg:x="27.448cm" svg:y="2.952cm" draw:caption-point-x="-0.429cm" draw:caption-point-y="0.274cm">
              <dc:date>2010-04-19T00:00:00</dc:date>
              <text:p text:style-name="P1"><text:span text:style-name="T1">edorso:</text:span></text:p>
              <text:p text:style-name="P1"><text:span text:style-name="T2">qualification basique = lecture de datasheet</text:span></text:p>
            </office:annotation>
            <text:p>qualification basique</text:p>
          </table:table-cell>
          <table:table-cell table:style-name="ce17" office:value-type="string">
            <office:annotation draw:style-name="gr1" draw:text-style-name="P2" svg:width="3.567cm" svg:height="1.986cm" svg:x="29.704cm" svg:y="2.952cm" draw:caption-point-x="-0.429cm" draw:caption-point-y="0.274cm">
              <dc:date>2010-04-19T00:00:00</dc:date>
              <text:p text:style-name="P1"><text:span text:style-name="T1">edorso:</text:span></text:p>
              <text:p text:style-name="P1"><text:span text:style-name="T1">qualification complète = lecture datasheet + prototypages + tests</text:span></text:p>
              <text:p text:style-name="P1"><text:span text:style-name="T2"/></text:p>
            </office:annotation>
            <text:p>qualification complète</text:p>
          </table:table-cell>
          <table:table-cell table:style-name="ce19" office:value-type="string">
            <text:p>qui ?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neric section</text:p>
          </table:table-cell>
          <table:table-cell table:style-name="ce2" table:number-columns-repeated="3"/>
          <table:table-cell table:style-name="ce9" table:number-columns-repeated="2"/>
          <table:table-cell table:style-name="ce15" table:number-columns-repeated="3"/>
          <table:table-cell table:number-columns-repeated="1015"/>
        </table:table-row>
        <table:table-row-group>
          <table:table-row table:style-name="ro2">
            <table:table-cell table:style-name="ce3" office:value-type="string">
              <text:p>Intrinsic durability</text:p>
            </table:table-cell>
            <table:table-cell table:style-name="ce8" table:number-columns-repeated="3"/>
            <table:table-cell table:style-name="ce10" office:value-type="string">
              <text:p>X</text:p>
            </table:table-cell>
            <table:table-cell table:style-name="ce12" table:number-columns-repeated="2"/>
            <table:table-cell table:style-name="ce12" office:value-type="string">
              <text:p>2jh</text:p>
            </table:table-cell>
            <table:table-cell table:style-name="ce12"/>
            <table:table-cell table:number-columns-repeated="1015"/>
          </table:table-row>
          <table:table-row-group>
            <table:table-row table:style-name="ro2">
              <table:table-cell table:style-name="ce4" office:value-type="string">
                <text:p>Maturity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ABA</text:p>
              </table:table-cell>
              <table:table-cell table:number-columns-repeated="1014"/>
            </table:table-row>
            <table:table-row-group>
              <table:table-row table:style-name="ro4">
                <table:table-cell office:value-type="string">
                  <text:p>Age</text:p>
                </table:table-cell>
                <table:table-cell office:value-type="string">
                  <text:p>less than 3 months</text:p>
                </table:table-cell>
                <table:table-cell office:value-type="string">
                  <text:p>if between 3 months and 3 years</text:p>
                </table:table-cell>
                <table:table-cell office:value-type="string">
                  <text:p>after 3 year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5">
                <table:table-cell office:value-type="string">
                  <text:p>Stability</text:p>
                </table:table-cell>
                <table:table-cell office:value-type="string">
                  <text:p>Unstable software with numerous releases or patches generating side effects</text:p>
                </table:table-cell>
                <table:table-cell office:value-type="string">
                  <text:p>Stabilized production release existing but old. Difficulties to stabilize developpement releases</text:p>
                </table:table-cell>
                <table:table-cell office:value-type="string">
                  <text:p>Stabilized software. Releases provide bug fixes corrections but mainly new functionalitie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6">
                <table:table-cell office:value-type="string">
                  <text:p>History</text:p>
                </table:table-cell>
                <table:table-cell office:value-type="string">
                  <text:p>Software knows several problems which can be prohibitive</text:p>
                </table:table-cell>
                <table:table-cell office:value-type="string">
                  <text:p>No know major problem or crisis</text:p>
                </table:table-cell>
                <table:table-cell office:value-type="string">
                  <text:p>History of good management of crisis situation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5">
                <table:table-cell office:value-type="string">
                  <text:p>Fork</text:p>
                </table:table-cell>
                <table:table-cell office:value-type="string">
                  <text:p>Software is very likely to be forked in the future</text:p>
                </table:table-cell>
                <table:table-cell office:value-type="string">
                  <text:p>Software comes from a fork but has very few chances of being forked in the future</text:p>
                </table:table-cell>
                <table:table-cell office:value-type="string">
                  <text:p>Software has very little chance of being forked. It does not come from a fork either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</table:table-row-group>
            <table:table-row table:style-name="ro2">
              <table:table-cell table:style-name="ce6" office:value-type="string">
                <text:p>Adoption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-group>
              <table:table-row table:style-name="ro4">
                <table:table-cell office:value-type="string">
                  <text:p>Popularity</text:p>
                </table:table-cell>
                <table:table-cell office:value-type="string">
                  <text:p>Very few users identified</text:p>
                </table:table-cell>
                <table:table-cell office:value-type="string">
                  <text:p>Detectable use on Internet</text:p>
                </table:table-cell>
                <table:table-cell office:value-type="string">
                  <text:p>Numerous users, numerous reference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4">
                <table:table-cell office:value-type="string">
                  <text:p>References</text:p>
                </table:table-cell>
                <table:table-cell office:value-type="string">
                  <text:p>None</text:p>
                </table:table-cell>
                <table:table-cell office:value-type="string">
                  <text:p>Few refences, non critical usages</text:p>
                </table:table-cell>
                <table:table-cell office:value-type="string">
                  <text:p>Often implemented for critical application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6">
                <table:table-cell office:value-type="string">
                  <text:p>Contributing Community</text:p>
                </table:table-cell>
                <table:table-cell office:value-type="string">
                  <text:p>No community or without real activity (forum, mailing list, ...)</text:p>
                </table:table-cell>
                <table:table-cell office:value-type="string">
                  <text:p>Existing community with a notable activity</text:p>
                </table:table-cell>
                <table:table-cell office:value-type="string">
                  <text:p>Strong community: big activity on forums, numerous contributors and advocates</text:p>
                </table:table-cell>
                <table:table-cell office:value-type="float" office:value="1">
                  <text:p>1</text:p>
                </table:table-cell>
                <table:table-cell office:value-type="string">
                  <text:p>Attention au temps de réaction des communautés</text:p>
                </table:table-cell>
                <table:table-cell table:number-columns-repeated="2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6">
                <table:table-cell office:value-type="string">
                  <text:p>books</text:p>
                </table:table-cell>
                <table:table-cell office:value-type="string">
                  <text:p>No book about the software</text:p>
                </table:table-cell>
                <table:table-cell office:value-type="string">
                  <text:p>Less than 5 books about the software are available</text:p>
                </table:table-cell>
                <table:table-cell office:value-type="string">
                  <text:p>More than 5 books about software are available, in several language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</table:table-row-group>
            <table:table-row table:style-name="ro2">
              <table:table-cell table:style-name="ce6" office:value-type="string">
                <text:p>Development leadership</text:p>
              </table:table-cell>
              <table:table-cell table:style-name="ce4" table:number-columns-repeated="3"/>
              <table:table-cell office:value-type="float" office:value="0">
                <text:p>0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-group>
              <table:table-row table:style-name="ro4">
                <table:table-cell office:value-type="string">
                  <text:p>Leading team</text:p>
                </table:table-cell>
                <table:table-cell office:value-type="string">
                  <text:p>1 to 2 individuals involved, not clearly identified</text:p>
                </table:table-cell>
                <table:table-cell office:value-type="string">
                  <text:p>Between 2 and 5 independent people</text:p>
                </table:table-cell>
                <table:table-cell office:value-type="string">
                  <text:p>More than 5 people</text:p>
                </table:table-cell>
                <table:table-cell office:value-type="float" office:value="0">
                  <text:p>0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table:number-columns-repeated="1015"/>
              </table:table-row>
              <table:table-row table:style-name="ro4">
                <table:table-cell office:value-type="string">
                  <text:p>Management style</text:p>
                </table:table-cell>
                <table:table-cell office:value-type="string">
                  <text:p>Complete dictatorship</text:p>
                </table:table-cell>
                <table:table-cell office:value-type="string">
                  <text:p>Enlightened despotism</text:p>
                </table:table-cell>
                <table:table-cell office:value-type="string">
                  <text:p>Council of architects with identified leader (e.g: KDE)</text:p>
                </table:table-cell>
                <table:table-cell office:value-type="float" office:value="0">
                  <text:p>0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table:number-columns-repeated="1015"/>
              </table:table-row>
            </table:table-row-group>
            <table:table-row table:style-name="ro2">
              <table:table-cell table:style-name="ce6" office:value-type="string">
                <text:p>Activity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-group>
              <table:table-row table:style-name="ro5">
                <table:table-cell office:value-type="string">
                  <text:p>Developers, identification, turnover</text:p>
                </table:table-cell>
                <table:table-cell office:value-type="string">
                  <text:p>Less than 3 developers, not clearly identified</text:p>
                </table:table-cell>
                <table:table-cell office:value-type="string">
                  <text:p>Between 4 and 7 developers, or more unidentified developers with important turnover</text:p>
                </table:table-cell>
                <table:table-cell office:value-type="string">
                  <text:p>More than 7 developers, very stable team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5">
                <table:table-cell office:value-type="string">
                  <text:p>Activity on bugs</text:p>
                </table:table-cell>
                <table:table-cell office:value-type="string">
                  <text:p>Slow reactivity in forum or on mailing list, or nothing regarding bug fixes in releases note</text:p>
                </table:table-cell>
                <table:table-cell office:value-type="string">
                  <text:p>Detectable activity but without process clearly exposed, loing reaction/resolution time</text:p>
                </table:table-cell>
                <table:table-cell office:value-type="string">
                  <text:p>Strong reactivity based on roles and tasks assignment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7">
                <table:table-cell office:value-type="string">
                  <text:p>Activity on functionalities</text:p>
                </table:table-cell>
                <table:table-cell office:value-type="string">
                  <text:p>No or few new functionalities</text:p>
                </table:table-cell>
                <table:table-cell office:value-type="string">
                  <text:p>Evolution of the product driven by the core team or by user's request without any clearly explained process</text:p>
                </table:table-cell>
                <table:table-cell office:value-type="string">
                  <text:p>Tool(s) to manage feature requests, strong interaction with roadmap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7">
                <table:table-cell office:value-type="string">
                  <text:p>Activity on releases</text:p>
                </table:table-cell>
                <table:table-cell office:value-type="string">
                  <text:p>Very weak activity on both production and development releases</text:p>
                </table:table-cell>
                <table:table-cell office:value-type="string">
                  <text:p>Activity on production and developmenet releases. Frequent minor releases (bug fixes)</text:p>
                </table:table-cell>
                <table:table-cell office:value-type="string">
                  <text:p>Important activity with frequent minor releases (bugs fixes) and planned major releases relating to the roadmap forcast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</table:table-row-group>
          </table:table-row-group>
          <table:table-row table:style-name="ro2">
            <table:table-cell table:style-name="ce3" office:value-type="string">
              <text:p>Industrialized solution</text:p>
            </table:table-cell>
            <table:table-cell table:style-name="ce8" table:number-columns-repeated="3"/>
            <table:table-cell table:style-name="ce10" office:value-type="float" office:value="1">
              <text:p>1</text:p>
            </table:table-cell>
            <table:table-cell table:style-name="ce12" table:number-columns-repeated="4"/>
            <table:table-cell table:number-columns-repeated="1015"/>
          </table:table-row>
          <table:table-row-group>
            <table:table-row table:style-name="ro6">
              <table:table-cell table:style-name="ce4" office:value-type="string">
                <text:p>Independence of developments</text:p>
              </table:table-cell>
              <table:table-cell table:style-name="ce4" office:value-type="string">
                <text:p>Developments realized at 100% by employees of a single company</text:p>
              </table:table-cell>
              <table:table-cell table:style-name="ce4" office:value-type="string">
                <text:p>60% maximum</text:p>
              </table:table-cell>
              <table:table-cell table:style-name="ce4" office:value-type="string">
                <text:p>20% maximum</text:p>
              </table:table-cell>
              <table:table-cell office:value-type="float" office:value="0">
                <text:p>0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 table:style-name="ro2">
              <table:table-cell table:style-name="ce4" office:value-type="string">
                <text:p>Services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-group>
              <table:table-row table:style-name="ro7">
                <table:table-cell office:value-type="string">
                  <text:p>Training</text:p>
                </table:table-cell>
                <table:table-cell office:value-type="string">
                  <text:p>No offer of training identified</text:p>
                </table:table-cell>
                <table:table-cell office:value-type="string">
                  <text:p>Offer exists but is restricted geographically and to one language or is provided by a single contractor</text:p>
                </table:table-cell>
                <table:table-cell office:value-type="string">
                  <text:p>Rich offers provided by several contractors, in serveral languages and split into modules of gradual level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5">
                <table:table-cell office:value-type="string">
                  <text:p>Support</text:p>
                </table:table-cell>
                <table:table-cell office:value-type="string">
                  <text:p>No offer of support except via public forums and mailing lists</text:p>
                </table:table-cell>
                <table:table-cell office:value-type="string">
                  <text:p>Offer exists but is provided by a single contractor without strong commitment quality of services</text:p>
                </table:table-cell>
                <table:table-cell office:value-type="string">
                  <text:p>Multiple service providers with strong commitment (e.g: guaranteed resolution time)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  <table:table-row table:style-name="ro5">
                <table:table-cell office:value-type="string">
                  <text:p>Consulting</text:p>
                </table:table-cell>
                <table:table-cell office:value-type="string">
                  <text:p>No offer of consulting service</text:p>
                </table:table-cell>
                <table:table-cell office:value-type="string">
                  <text:p>Offer exists but is restricted geographically and to one language or is provided by a single contractor</text:p>
                </table:table-cell>
                <table:table-cell office:value-type="string">
                  <text:p>Consulting services provided by different contractors in serveral language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</table:table-row-group>
            <table:table-row table:style-name="ro7">
              <table:table-cell table:style-name="ce4" office:value-type="string">
                <text:p>Documentation</text:p>
              </table:table-cell>
              <table:table-cell table:style-name="ce4" office:value-type="string">
                <text:p>No user documentation</text:p>
              </table:table-cell>
              <table:table-cell table:style-name="ce4" office:value-type="string">
                <text:p>Documentation exists but shifted in time, is restricted to one language or is poorly detailed</text:p>
              </table:table-cell>
              <table:table-cell table:style-name="ce4" office:value-type="string">
                <text:p>Documentation always up to date, translated and possibly adapted to different target readers (end user, sysadmin, manager, ...)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VCO</text:p>
              </table:table-cell>
              <table:table-cell table:number-columns-repeated="1014"/>
            </table:table-row>
            <table:table-row table:style-name="ro2">
              <table:table-cell table:style-name="ce4" office:value-type="string">
                <text:p>Quality Assurance</text:p>
              </table:table-cell>
              <table:table-cell table:style-name="ce4" table:number-columns-repeated="3"/>
              <table:table-cell table:number-columns-repeated="1020"/>
            </table:table-row>
            <table:table-row-group>
              <table:table-row table:style-name="ro6">
                <table:table-cell office:value-type="string">
                  <text:p>Quality Assurance</text:p>
                </table:table-cell>
                <table:table-cell office:value-type="string">
                  <text:p>No QA process</text:p>
                </table:table-cell>
                <table:table-cell office:value-type="string">
                  <text:p>Identifies QA process but not much formalized and with no tool</text:p>
                </table:table-cell>
                <table:table-cell office:value-type="string">
                  <text:p>Automatic testing process included in code's life-cycle with publication of results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  <table:table-row table:style-name="ro6">
                <table:table-cell office:value-type="string">
                  <text:p>Tools</text:p>
                </table:table-cell>
                <table:table-cell office:value-type="string">
                  <text:p>No bug or feature request management tool</text:p>
                </table:table-cell>
                <table:table-cell office:value-type="string">
                  <text:p>Standard tools provided (for instance by a hosting forge) but poorly used</text:p>
                </table:table-cell>
                <table:table-cell office:value-type="string">
                  <text:p>Very active use of tools for roles/tasks allocation and progress monitoring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ABA</text:p>
                </table:table-cell>
                <table:table-cell table:number-columns-repeated="1014"/>
              </table:table-row>
            </table:table-row-group>
          </table:table-row-group>
          <table:table-row table:style-name="ro8">
            <table:table-cell table:style-name="ce3" office:value-type="string">
              <text:p>Packaging</text:p>
            </table:table-cell>
            <table:table-cell table:style-name="ce8" table:number-columns-repeated="3"/>
            <table:table-cell table:style-name="ce10"/>
            <table:table-cell table:style-name="ce12" table:number-columns-repeated="4"/>
            <table:table-cell table:number-columns-repeated="1015"/>
          </table:table-row>
          <table:table-row-group>
            <table:table-row table:style-name="ro2">
              <table:table-cell table:style-name="ce4" office:value-type="string">
                <text:p>BSD</text:p>
              </table:table-cell>
              <table:table-cell table:style-name="ce4" table:number-columns-repeated="3"/>
              <table:table-cell table:number-columns-repeated="1020"/>
            </table:table-row>
            <table:table-row-group>
              <table:table-row table:style-name="ro6">
                <table:table-cell office:value-type="string">
                  <text:p>FreeBSD</text:p>
                </table:table-cell>
                <table:table-cell office:value-type="string">
                  <text:p>The software is not packaged for FreeBSD</text:p>
                </table:table-cell>
                <table:table-cell office:value-type="string">
                  <text:p>A port exists but it has important issues or it doesn't have official support</text:p>
                </table:table-cell>
                <table:table-cell office:value-type="string">
                  <text:p>A official port exists in FreeBSD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  <table:table-row table:style-name="ro6">
                <table:table-cell office:value-type="string">
                  <text:p>Mac OS X</text:p>
                </table:table-cell>
                <table:table-cell office:value-type="string">
                  <text:p>The software is not packaged for Mac OS X</text:p>
                </table:table-cell>
                <table:table-cell office:value-type="string">
                  <text:p>A package exists but it has important issues or it doesn't have official support</text:p>
                </table:table-cell>
                <table:table-cell office:value-type="string">
                  <text:p>The software is packaged in the distribution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  <table:table-row table:style-name="ro6">
                <table:table-cell office:value-type="string">
                  <text:p>NetBSD</text:p>
                </table:table-cell>
                <table:table-cell office:value-type="string">
                  <text:p>The software is not packaged for NetBSD</text:p>
                </table:table-cell>
                <table:table-cell office:value-type="string">
                  <text:p>A port exists but it has important issues or it doesn't have official support</text:p>
                </table:table-cell>
                <table:table-cell office:value-type="string">
                  <text:p>A official port exists in NetBSD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  <table:table-row table:style-name="ro6">
                <table:table-cell office:value-type="string">
                  <text:p>OpenBSD</text:p>
                </table:table-cell>
                <table:table-cell office:value-type="string">
                  <text:p>The software is not packaged for OpenBSD</text:p>
                </table:table-cell>
                <table:table-cell office:value-type="string">
                  <text:p>A port exists but it has important issues or it doesn't have official support</text:p>
                </table:table-cell>
                <table:table-cell office:value-type="string">
                  <text:p>A official port exists in OpenBSD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</table:table-row-group>
            <table:table-row table:style-name="ro2">
              <table:table-cell table:style-name="ce4" office:value-type="string">
                <text:p>Linux</text:p>
              </table:table-cell>
              <table:table-cell table:style-name="ce4" table:number-columns-repeated="3"/>
              <table:table-cell table:number-columns-repeated="1020"/>
            </table:table-row>
            <table:table-row-group>
              <table:table-row table:style-name="ro5">
                <table:table-cell office:value-type="string">
                  <text:p>Debian</text:p>
                </table:table-cell>
                <table:table-cell office:value-type="string">
                  <text:p>The software is not packaged for Debian</text:p>
                </table:table-cell>
                <table:table-cell office:value-type="string">
                  <text:p>A Debian package exists but it has important issues or it doesn't have official support</text:p>
                </table:table-cell>
                <table:table-cell office:value-type="string">
                  <text:p>The software is packaged in the distribution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  <table:table-row table:style-name="ro6">
                <table:table-cell office:value-type="string">
                  <text:p>Mandriva</text:p>
                </table:table-cell>
                <table:table-cell office:value-type="string">
                  <text:p>The software is not packaged for Mandriva</text:p>
                </table:table-cell>
                <table:table-cell office:value-type="string">
                  <text:p>A package exists but it has important issues or it doesn't have official support</text:p>
                </table:table-cell>
                <table:table-cell office:value-type="string">
                  <text:p>The software is packaged in the distribution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  <table:table-row table:style-name="ro6">
                <table:table-cell office:value-type="string">
                  <text:p>Red Hat</text:p>
                </table:table-cell>
                <table:table-cell office:value-type="string">
                  <text:p>The software is not packaged for Red Hat/Fedora</text:p>
                </table:table-cell>
                <table:table-cell office:value-type="string">
                  <text:p>A package exists but it has important issues or it doesn't have official support</text:p>
                </table:table-cell>
                <table:table-cell office:value-type="string">
                  <text:p>The software is packaged in the distribution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PCA</text:p>
                </table:table-cell>
                <table:table-cell table:number-columns-repeated="1014"/>
              </table:table-row>
              <table:table-row table:style-name="ro6">
                <table:table-cell office:value-type="string">
                  <text:p>SuSE</text:p>
                </table:table-cell>
                <table:table-cell office:value-type="string">
                  <text:p>The software is not packaged for SuSE</text:p>
                </table:table-cell>
                <table:table-cell office:value-type="string">
                  <text:p>A package exists but it has important issues or it doesn't have official support</text:p>
                </table:table-cell>
                <table:table-cell office:value-type="string">
                  <text:p>The software is packaged in the distribution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</table:table-row-group>
            <table:table-row table:style-name="ro5">
              <table:table-cell table:style-name="ce4" office:value-type="string">
                <text:p>Source</text:p>
              </table:table-cell>
              <table:table-cell table:style-name="ce4" office:value-type="string">
                <text:p>Software can't be installed from source without lot of work</text:p>
              </table:table-cell>
              <table:table-cell table:style-name="ce4" office:value-type="string">
                <text:p>Installation from source is limited and depends on very strict conditions (OS, arch, lib, ...)</text:p>
              </table:table-cell>
              <table:table-cell table:style-name="ce4" office:value-type="string">
                <text:p>Installation from source is easy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MTA</text:p>
              </table:table-cell>
              <table:table-cell table:number-columns-repeated="1014"/>
            </table:table-row>
            <table:table-row table:style-name="ro2">
              <table:table-cell table:style-name="ce4" office:value-type="string">
                <text:p>Unix</text:p>
              </table:table-cell>
              <table:table-cell table:style-name="ce4" table:number-columns-repeated="3"/>
              <table:table-cell table:number-columns-repeated="1020"/>
            </table:table-row>
            <table:table-row-group>
              <table:table-row table:style-name="ro6">
                <table:table-cell office:value-type="string">
                  <text:p>AIX</text:p>
                </table:table-cell>
                <table:table-cell office:value-type="string">
                  <text:p>The software is not packaged for AIX</text:p>
                </table:table-cell>
                <table:table-cell office:value-type="string">
                  <text:p>A package exists but it has important issues or it doesn't have official support</text:p>
                </table:table-cell>
                <table:table-cell office:value-type="string">
                  <text:p>A stable package is provided for AIX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  <table:table-row table:style-name="ro6">
                <table:table-cell office:value-type="string">
                  <text:p>HP-UX</text:p>
                </table:table-cell>
                <table:table-cell office:value-type="string">
                  <text:p>The software is not packaged for HP-UX</text:p>
                </table:table-cell>
                <table:table-cell office:value-type="string">
                  <text:p>A package exists but it has important issues or it doesn't have official support</text:p>
                </table:table-cell>
                <table:table-cell office:value-type="string">
                  <text:p>A stable package is provided for HP-UX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  <table:table-row table:style-name="ro5">
                <table:table-cell office:value-type="string">
                  <text:p>Solaris</text:p>
                </table:table-cell>
                <table:table-cell office:value-type="string">
                  <text:p>The software is not packaged for Solaris</text:p>
                </table:table-cell>
                <table:table-cell office:value-type="string">
                  <text:p>A package exists but it has important issues or it doesn't have official support (e.g: SunFreeware.com )</text:p>
                </table:table-cell>
                <table:table-cell office:value-type="string">
                  <text:p>The software is supported by Sun for Solaris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</table:table-row-group>
            <table:table-row table:style-name="ro9">
              <table:table-cell table:style-name="ce4" office:value-type="string">
                <text:p>Windows</text:p>
              </table:table-cell>
              <table:table-cell table:style-name="ce4" office:value-type="string">
                <text:p>The project can't be installed on Windows</text:p>
              </table:table-cell>
              <table:table-cell table:style-name="ce4" office:value-type="string">
                <text:p>A package exists but it is limited or has important issues or just cover some specific Windows release (e.g: Windows 2000 and Windows XP)</text:p>
              </table:table-cell>
              <table:table-cell table:style-name="ce4" office:value-type="string">
                <text:p>Windows is full supported and a package is provided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ABA</text:p>
              </table:table-cell>
              <table:table-cell table:number-columns-repeated="1014"/>
            </table:table-row>
          </table:table-row-group>
          <table:table-row table:style-name="ro8">
            <table:table-cell table:style-name="ce3" office:value-type="string">
              <text:p>Exploitability</text:p>
            </table:table-cell>
            <table:table-cell table:style-name="ce8" table:number-columns-repeated="3"/>
            <table:table-cell table:style-name="ce10" office:value-type="float" office:value="0">
              <text:p>0</text:p>
            </table:table-cell>
            <table:table-cell table:style-name="ce12" table:number-columns-repeated="2"/>
            <table:table-cell table:style-name="ce12" office:value-type="string">
              <text:p>en double</text:p>
            </table:table-cell>
            <table:table-cell table:style-name="ce12"/>
            <table:table-cell table:number-columns-repeated="1015"/>
          </table:table-row>
          <table:table-row-group>
            <table:table-row table:style-name="ro6">
              <table:table-cell table:style-name="ce4" office:value-type="string">
                <text:p>Ease of use, ergonomics</text:p>
              </table:table-cell>
              <table:table-cell table:style-name="ce4" office:value-type="string">
                <text:p>Difficult to use, requires an in depth knowledge of the software functionality</text:p>
              </table:table-cell>
              <table:table-cell table:style-name="ce4" office:value-type="string">
                <text:p>Austere and very technical ergonomics</text:p>
              </table:table-cell>
              <table:table-cell table:style-name="ce4" office:value-type="string">
                <text:p>GUI including help functions and elaborated ergonomics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9">
              <table:table-cell table:style-name="ce4" office:value-type="string">
                <text:p>Administration / Monitoring</text:p>
              </table:table-cell>
              <table:table-cell table:style-name="ce4" office:value-type="string">
                <text:p>No administrative or monitoring functionalities</text:p>
              </table:table-cell>
              <table:table-cell table:style-name="ce4" office:value-type="string">
                <text:p>Existing, functionalities but uncomplete and or need improvement</text:p>
              </table:table-cell>
              <table:table-cell table:style-name="ce4" office:value-type="string">
                <text:p>Complete and easy-to-use administration and monitoring functionalities. Possible integration with external tools (e.g: SNMP, syslog, ...)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</table:table-row-group>
          <table:table-row table:style-name="ro2">
            <table:table-cell table:style-name="ce3" office:value-type="string">
              <text:p>Technical adaptability</text:p>
            </table:table-cell>
            <table:table-cell table:style-name="ce8" table:number-columns-repeated="3"/>
            <table:table-cell table:style-name="ce10" office:value-type="float" office:value="1">
              <text:p>1</text:p>
            </table:table-cell>
            <table:table-cell table:style-name="ce12" table:number-columns-repeated="4"/>
            <table:table-cell table:number-columns-repeated="1015"/>
          </table:table-row>
          <table:table-row-group>
            <table:table-row table:style-name="ro5">
              <table:table-cell table:style-name="ce4" office:value-type="string">
                <text:p>Modularity</text:p>
              </table:table-cell>
              <table:table-cell table:style-name="ce4" office:value-type="string">
                <text:p>Monolithic software</text:p>
              </table:table-cell>
              <table:table-cell table:style-name="ce4" office:value-type="string">
                <text:p>Presence of hight level modules allowing a first level of software adaptation</text:p>
              </table:table-cell>
              <table:table-cell table:style-name="ce4" office:value-type="string">
                <text:p>Modular conception, allowing easy adaptation of the software by selecting or creating modules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  <table:table-row table:style-name="ro6">
              <table:table-cell table:style-name="ce4" office:value-type="string">
                <text:p>Code modification</text:p>
              </table:table-cell>
              <table:table-cell table:style-name="ce4" office:value-type="string">
                <text:p>Everything by hand</text:p>
              </table:table-cell>
              <table:table-cell table:style-name="ce4" office:value-type="string">
                <text:p>Recompilation possible but complex without any tools or documentation</text:p>
              </table:table-cell>
              <table:table-cell table:style-name="ce4" office:value-type="string">
                <text:p>Recompilation with tools (e.g: make, ANT, ...) and documentation provided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  <table:table-row table:style-name="ro5">
              <table:table-cell table:style-name="ce4" office:value-type="string">
                <text:p>Code extension</text:p>
              </table:table-cell>
              <table:table-cell table:style-name="ce4" office:value-type="string">
                <text:p>Any modification requires code recompilation</text:p>
              </table:table-cell>
              <table:table-cell table:style-name="ce4" office:value-type="string">
                <text:p>Architecture designed for static extension but requires recompilation</text:p>
              </table:table-cell>
              <table:table-cell table:style-name="ce4" office:value-type="string">
                <text:p>Principle of plugin, architecture designed for dynamic extension without recompilation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</table:table-row-group>
          <table:table-row table:style-name="ro2">
            <table:table-cell table:style-name="ce3" office:value-type="string">
              <text:p>Strategy</text:p>
            </table:table-cell>
            <table:table-cell table:style-name="ce8" table:number-columns-repeated="3"/>
            <table:table-cell table:style-name="ce10"/>
            <table:table-cell table:style-name="ce12" table:number-columns-repeated="4"/>
            <table:table-cell table:number-columns-repeated="1015"/>
          </table:table-row>
          <table:table-row-group>
            <table:table-row table:style-name="ro2">
              <table:table-cell table:style-name="ce4" office:value-type="string">
                <text:p>License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office:value-type="string">
                <text:p>A voir avec le juridique</text:p>
              </table:table-cell>
              <table:table-cell table:number-columns-repeated="2"/>
              <table:table-cell office:value-type="string">
                <text:p>gener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-group>
              <table:table-row table:style-name="ro10">
                <table:table-cell office:value-type="string">
                  <text:p>Permissiveness</text:p>
                </table:table-cell>
                <table:table-cell office:value-type="string">
                  <text:p>Very strict license, like GPL</text:p>
                </table:table-cell>
                <table:table-cell office:value-type="string">
                  <text:p>Moderate permissive license located between both extremes (GPL and BSD) dual-licensing depending on the type of user (person, company, ...) or their activities</text:p>
                </table:table-cell>
                <table:table-cell office:value-type="string">
                  <text:p>Very permissive like BSD or Apache license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PCA</text:p>
                </table:table-cell>
                <table:table-cell table:number-columns-repeated="1014"/>
              </table:table-row>
              <table:table-row table:style-name="ro10">
                <table:table-cell office:value-type="string">
                  <text:p>Protection against proprietary forks</text:p>
                </table:table-cell>
                <table:table-cell office:value-type="string">
                  <text:p>Very permissive like BSD or Apache licenses</text:p>
                </table:table-cell>
                <table:table-cell office:value-type="string">
                  <text:p>Moderate permissive license located between both extremes (GPL and BSD), dual-licensing depending on the type of user (person, company, ...) or their activies</text:p>
                </table:table-cell>
                <table:table-cell office:value-type="string">
                  <text:p>Very strict license, like GPL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PCA</text:p>
                </table:table-cell>
                <table:table-cell table:number-columns-repeated="1014"/>
              </table:table-row>
            </table:table-row-group>
            <table:table-row table:style-name="ro7">
              <table:table-cell table:style-name="ce4" office:value-type="string">
                <text:p>Copyright owners</text:p>
              </table:table-cell>
              <table:table-cell table:style-name="ce4" office:value-type="string">
                <text:p>Rights held by a few individuals or entities, making it easier to change the license</text:p>
              </table:table-cell>
              <table:table-cell table:style-name="ce4" office:value-type="string">
                <text:p>Rights held by numerous individuals owning the code in a homogeneous way, making relicense very difficult</text:p>
              </table:table-cell>
              <table:table-cell table:style-name="ce4" office:value-type="string">
                <text:p>Rights held by a legal entity in whom the community trusts (e.g: FSF or ASF)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5">
              <table:table-cell table:style-name="ce4" office:value-type="string">
                <text:p>Modification of source code</text:p>
              </table:table-cell>
              <table:table-cell table:style-name="ce4" office:value-type="string">
                <text:p>No pratical way to propose code modification</text:p>
              </table:table-cell>
              <table:table-cell table:style-name="ce4" office:value-type="string">
                <text:p>Tools provided to access and modify code (like CVS or SVN) but not really used to develop the software</text:p>
              </table:table-cell>
              <table:table-cell table:style-name="ce4" office:value-type="string">
                <text:p>The code modification process is well defined, exposed and respected, based on roles assignment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6">
              <table:table-cell table:style-name="ce4" office:value-type="string">
                <text:p>Roadmap</text:p>
              </table:table-cell>
              <table:table-cell table:style-name="ce4" office:value-type="string">
                <text:p>No published roadmap</text:p>
              </table:table-cell>
              <table:table-cell table:style-name="ce4" office:value-type="string">
                <text:p>Existing roadmap without planning</text:p>
              </table:table-cell>
              <table:table-cell table:style-name="ce4" office:value-type="string">
                <text:p>Versionned roadmap, with planning and measure of delays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  <table:table-row table:style-name="ro6">
              <table:table-cell table:style-name="ce4" office:value-type="string">
                <text:p>Sponsor</text:p>
              </table:table-cell>
              <table:table-cell table:style-name="ce4" office:value-type="string">
                <text:p>Software has no sponsor, the core team is not paid</text:p>
              </table:table-cell>
              <table:table-cell table:style-name="ce4" office:value-type="string">
                <text:p>Software has an unique sponsor who might determine its strategy</text:p>
              </table:table-cell>
              <table:table-cell table:style-name="ce4" office:value-type="string">
                <text:p>Software is sponsored by industry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7">
              <table:table-cell table:style-name="ce4" office:value-type="string">
                <text:p>Strategical independence</text:p>
              </table:table-cell>
              <table:table-cell table:style-name="ce4" office:value-type="string">
                <text:p>No detectable strategy or strong dependency on one unique actor (person, company, sponsor)</text:p>
              </table:table-cell>
              <table:table-cell table:style-name="ce4" office:value-type="string">
                <text:p>Strategical vision shared with several other free and open source projects but without strong commitment from copyrights owners</text:p>
              </table:table-cell>
              <table:table-cell table:style-name="ce4" office:value-type="string">
                <text:p>Strong independence of the code team, legal entity holding rights, strong involvement in the standardization process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</table:table-row-group>
        </table:table-row-group>
        <table:table-row table:style-name="ro1" table:number-rows-repeated="8">
          <table:table-cell table:style-name="Default" table:number-columns-repeated="5"/>
          <table:table-cell table:number-columns-repeated="1019"/>
        </table:table-row>
        <table:table-row table:style-name="ro1" table:number-rows-repeated="3">
          <table:table-cell table:style-name="ce7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7"/>
          <table:table-cell table:style-name="Default" table:number-columns-repeated="4"/>
          <table:table-cell table:number-columns-repeated="1019"/>
        </table:table-row>
      </table:table>
      <table:table table:name="Portal Criteria" table:style-name="ta2" table:print="false">
        <table:table-column table:style-name="co6" table:default-cell-style-name="ce6"/>
        <table:table-column table:style-name="co1" table:number-columns-repeated="3" table:default-cell-style-name="ce6"/>
        <table:table-column table:style-name="co7" table:default-cell-style-name="ce11"/>
        <table:table-column table:style-name="co8" table:default-cell-style-name="ce24"/>
        <table:table-column table:style-name="co9" table:default-cell-style-name="ce33"/>
        <table:table-column table:style-name="co10" table:default-cell-style-name="ce38"/>
        <table:table-column table:style-name="co4" table:default-cell-style-name="ce43"/>
        <table:table-column table:style-name="co4" table:number-columns-repeated="248" table:default-cell-style-name="Default"/>
        <table:table-column table:style-name="co5" table:number-columns-repeated="767" table:default-cell-style-name="Default"/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2" office:value-type="string">
            <text:p>Software family</text:p>
          </table:table-cell>
          <table:table-cell table:style-name="ce5" office:value-type="string">
            <text:p>portal</text:p>
          </table:table-cell>
          <table:table-cell table:style-name="ce5" table:number-columns-repeated="2"/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2" office:value-type="string">
            <text:p>QSOS version</text:p>
          </table:table-cell>
          <table:table-cell table:style-name="ce5" office:value-type="string">
            <text:p>1.7</text:p>
          </table:table-cell>
          <table:table-cell table:style-name="ce5" table:number-columns-repeated="2"/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2" office:value-type="string">
            <text:p>Template version</text:p>
          </table:table-cell>
          <table:table-cell table:style-name="ce5" office:value-type="string">
            <text:p>1</text:p>
          </table:table-cell>
          <table:table-cell table:style-name="ce5" table:number-columns-repeated="2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1">
          <table:table-cell table:style-name="Default" table:number-columns-repeated="6"/>
          <table:table-cell table:style-name="ce13" office:value-type="string" table:number-columns-spanned="3" table:number-rows-spanned="1">
            <text:p>Qualification : charge et répartition</text:p>
          </table:table-cell>
          <table:covered-table-cell table:style-name="ce16"/>
          <table:covered-table-cell table:style-name="ce18"/>
          <table:table-cell table:number-columns-repeated="1015"/>
        </table:table-row>
        <table:table-row table:style-name="ro4">
          <table:table-cell table:style-name="ce2" office:value-type="string">
            <text:p>Criterion</text:p>
          </table:table-cell>
          <table:table-cell table:style-name="ce2" office:value-type="string">
            <text:p>Score 0</text:p>
          </table:table-cell>
          <table:table-cell table:style-name="ce2" office:value-type="string">
            <text:p>Score 1</text:p>
          </table:table-cell>
          <table:table-cell table:style-name="ce2" office:value-type="string">
            <text:p>Score 2</text:p>
          </table:table-cell>
          <table:table-cell table:style-name="ce2" office:value-type="string">
            <office:annotation draw:style-name="gr2" draw:text-style-name="P2" svg:width="3.568cm" svg:height="2.241cm" svg:x="20.649cm" svg:y="3.401cm" draw:caption-point-x="-0.428cm" draw:caption-point-y="0.273cm">
              <dc:date>2010-04-19T00:00:00</dc:date>
              <text:p text:style-name="P1"><text:span text:style-name="T1">edorso:</text:span></text:p>
              <text:p text:style-name="P1"><text:span text:style-name="T2">0 = on n'en tient pas compte</text:span></text:p>
              <text:p text:style-name="P1"><text:span text:style-name="T2">1 = critère retenu</text:span></text:p>
              <text:p text:style-name="P1"><text:span text:style-name="T2">? = on ne sait pas encore</text:span></text:p>
              <text:p text:style-name="P1"><text:span text:style-name="T2"/></text:p>
            </office:annotation>
            <text:p>Points Almerys</text:p>
          </table:table-cell>
          <table:table-cell table:style-name="ce2" office:value-type="string">
            <text:p>commentaires</text:p>
          </table:table-cell>
          <table:table-cell table:style-name="ce14" office:value-type="string">
            <office:annotation draw:style-name="gr2" draw:text-style-name="P2" svg:width="3.567cm" svg:height="1.985cm" svg:x="27.504cm" svg:y="3.401cm" draw:caption-point-x="-2.046cm" draw:caption-point-y="0.273cm">
              <dc:date>2010-04-19T00:00:00</dc:date>
              <text:p text:style-name="P1"><text:span text:style-name="T1">edorso:</text:span></text:p>
              <text:p text:style-name="P1"><text:span text:style-name="T2">qualification basique = lecture de datasheet</text:span></text:p>
            </office:annotation>
            <text:p>qualification basique</text:p>
          </table:table-cell>
          <table:table-cell table:style-name="ce17" office:value-type="string">
            <office:annotation draw:style-name="gr2" draw:text-style-name="P2" svg:width="3.568cm" svg:height="1.985cm" svg:x="34.244cm" svg:y="3.401cm" draw:caption-point-x="-6.222cm" draw:caption-point-y="0.273cm">
              <dc:date>2010-04-19T00:00:00</dc:date>
              <text:p text:style-name="P1"><text:span text:style-name="T1">edorso:</text:span></text:p>
              <text:p text:style-name="P1"><text:span text:style-name="T1">qualification complète = lecture datasheet + prototypages + tests</text:span></text:p>
              <text:p text:style-name="P1"><text:span text:style-name="T2"/></text:p>
            </office:annotation>
            <text:p>qualification complète</text:p>
          </table:table-cell>
          <table:table-cell table:style-name="ce19" office:value-type="string">
            <text:p>qui ?</text:p>
          </table:table-cell>
          <table:table-cell table:number-columns-repeated="1015"/>
        </table:table-row>
        <table:table-row table:style-name="ro8">
          <table:table-cell table:style-name="ce2" office:value-type="string">
            <text:p>Portal Component</text:p>
          </table:table-cell>
          <table:table-cell table:style-name="ce2" table:number-columns-repeated="3"/>
          <table:table-cell table:style-name="ce26"/>
          <table:table-cell table:style-name="ce15"/>
          <table:table-cell table:style-name="ce31"/>
          <table:table-cell table:style-name="ce36"/>
          <table:table-cell table:style-name="ce41"/>
          <table:table-cell table:number-columns-repeated="1015"/>
        </table:table-row>
        <table:table-row-group>
          <table:table-row table:style-name="ro2">
            <table:table-cell table:style-name="ce3" office:value-type="string">
              <text:p>Standards support</text:p>
            </table:table-cell>
            <table:table-cell table:style-name="ce8" table:number-columns-repeated="3"/>
            <table:table-cell table:style-name="ce10"/>
            <table:table-cell table:style-name="ce12"/>
            <table:table-cell table:style-name="ce32" office:value-type="string">
              <text:p>1h</text:p>
            </table:table-cell>
            <table:table-cell table:style-name="ce37" office:value-type="string">
              <text:p>2hj préparation + 1jh test/outil </text:p>
            </table:table-cell>
            <table:table-cell table:style-name="ce42" office:value-type="string">
              <text:p>MGU + qqun pour faire les portlets</text:p>
            </table:table-cell>
            <table:table-cell table:number-columns-repeated="1015"/>
          </table:table-row>
          <table:table-row-group>
            <table:table-row table:style-name="ro4">
              <table:table-cell office:value-type="string">
                <text:p>Portlet's standard v1</text:p>
              </table:table-cell>
              <table:table-cell table:style-name="ce4" office:value-type="string">
                <text:p>Using no standard specification</text:p>
              </table:table-cell>
              <table:table-cell table:style-name="ce4" office:value-type="string">
                <text:p>Specification portal is not indentified</text:p>
              </table:table-cell>
              <table:table-cell office:value-type="string">
                <text:p>Using specification JSR-168</text:p>
              </table:table-cell>
              <table:table-cell office:value-type="float" office:value="10">
                <text:p>10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MGU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Portlet's standard v2</text:p>
              </table:table-cell>
              <table:table-cell table:style-name="ce4" office:value-type="string">
                <text:p>Using no standard specification</text:p>
              </table:table-cell>
              <table:table-cell table:style-name="ce4" office:value-type="string">
                <text:p>Specification portal is not indentified</text:p>
              </table:table-cell>
              <table:table-cell office:value-type="string">
                <text:p>Using specification JSR-286</text:p>
              </table:table-cell>
              <table:table-cell office:value-type="float" office:value="10">
                <text:p>10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MGU</text:p>
              </table:table-cell>
              <table:table-cell table:number-columns-repeated="1014"/>
            </table:table-row>
            <table:table-row table:style-name="ro5">
              <table:table-cell table:style-name="ce4" office:value-type="string">
                <text:p>technology supported</text:p>
              </table:table-cell>
              <table:table-cell table:style-name="ce4" office:value-type="string">
                <text:p>Not supporting any technologies</text:p>
              </table:table-cell>
              <table:table-cell table:style-name="ce4" office:value-type="string">
                <text:p>likely supporting any technologies but not identified or don't work correctly</text:p>
              </table:table-cell>
              <table:table-cell table:style-name="ce4" office:value-type="string">
                <text:p>support numerous technologies like Struts,JSF,Webdav</text:p>
              </table:table-cell>
              <table:table-cell office:value-type="float" office:value="10">
                <text:p>10</text:p>
              </table:table-cell>
              <table:table-cell table:style-name="Default" office:value-type="string">
                <text:p>Struts 2, prévision de JSF2</text:p>
              </table:table-cell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FME/OCO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WSRP</text:p>
              </table:table-cell>
              <table:table-cell office:value-type="string">
                <text:p>not supported</text:p>
              </table:table-cell>
              <table:table-cell office:value-type="string">
                <text:p>partially supported (customization mandatory)</text:p>
              </table:table-cell>
              <table:table-cell office:value-type="string">
                <text:p>fully and natively supported</text:p>
              </table:table-cell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VCO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Accessibility standards respect</text:p>
              </table:table-cell>
              <table:table-cell office:value-type="string">
                <text:p>standards not respected</text:p>
              </table:table-cell>
              <table:table-cell office:value-type="string">
                <text:p>standards partially respected</text:p>
              </table:table-cell>
              <table:table-cell office:value-type="string">
                <text:p>standards fully respected (validation W3C, etc.)</text:p>
              </table:table-cell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AJAX</text:p>
              </table:table-cell>
              <table:table-cell table:number-columns-repeated="4"/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table:number-columns-repeated="1015"/>
            </table:table-row>
            <table:table-row-group>
              <table:table-row table:style-name="ro4">
                <table:table-cell table:style-name="ce20" office:value-type="string">
                  <text:p>libraries</text:p>
                </table:table-cell>
                <table:table-cell table:style-name="ce5" office:value-type="string">
                  <text:p>not supported</text:p>
                </table:table-cell>
                <table:table-cell table:style-name="ce20" office:value-type="string">
                  <text:p>specific libraries used</text:p>
                </table:table-cell>
                <table:table-cell table:style-name="ce20" office:value-type="string">
                  <text:p>generic librairies (Dojo, prototype, etc.) used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technique</text:p>
                </table:table-cell>
                <table:table-cell office:value-type="string">
                  <text:p>EDO</text:p>
                </table:table-cell>
                <table:table-cell table:number-columns-repeated="1014"/>
              </table:table-row>
            </table:table-row-group>
          </table:table-row-group>
          <table:table-row table:style-name="ro2">
            <table:table-cell table:style-name="ce3" office:value-type="string">
              <text:p>Reporting</text:p>
            </table:table-cell>
            <table:table-cell table:style-name="ce8" table:number-columns-repeated="3"/>
            <table:table-cell table:style-name="ce12" table:number-columns-repeated="2"/>
            <table:table-cell table:style-name="ce32" office:value-type="string">
              <text:p>1h</text:p>
            </table:table-cell>
            <table:table-cell table:style-name="ce37" office:value-type="float" office:value="0.25">
              <text:p>0,25</text:p>
            </table:table-cell>
            <table:table-cell table:style-name="ce42"/>
            <table:table-cell table:number-columns-repeated="1015"/>
          </table:table-row>
          <table:table-row-group>
            <table:table-row table:style-name="ro5">
              <table:table-cell table:style-name="ce4" office:value-type="string">
                <text:p>Navigation statistics access</text:p>
              </table:table-cell>
              <table:table-cell office:value-type="string">
                <text:p>No integrated statistics</text:p>
              </table:table-cell>
              <table:table-cell office:value-type="string">
                <text:p>No integrated statistics, but any statistics by Webalizer or AW AWStats can be supplied </text:p>
              </table:table-cell>
              <table:table-cell office:value-type="string">
                <text:p>statistics module integrated in back office</text:p>
              </table:table-cell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gener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6">
              <table:table-cell office:value-type="string">
                <text:p>Statistics export</text:p>
              </table:table-cell>
              <table:table-cell office:value-type="string">
                <text:p>no export available</text:p>
              </table:table-cell>
              <table:table-cell office:value-type="string">
                <text:p>partial export or export in an uncommon format</text:p>
              </table:table-cell>
              <table:table-cell office:value-type="string">
                <text:p>easy access to statistics through exports or through direct acces to database</text:p>
              </table:table-cell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VCO</text:p>
              </table:table-cell>
              <table:table-cell table:number-columns-repeated="1014"/>
            </table:table-row>
            <table:table-row table:style-name="ro5">
              <table:table-cell office:value-type="string">
                <text:p>Statistics levels</text:p>
              </table:table-cell>
              <table:table-cell office:value-type="string">
                <text:p>basic level</text:p>
              </table:table-cell>
              <table:table-cell office:value-type="string">
                <text:p>some levels are available</text:p>
              </table:table-cell>
              <table:table-cell office:value-type="string">
                <text:p>rich and complete levels of statistics (activity, segmentation, profiling, disponibility, errors, …)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VCO</text:p>
              </table:table-cell>
              <table:table-cell table:number-columns-repeated="1014"/>
            </table:table-row>
          </table:table-row-group>
          <table:table-row table:style-name="ro2">
            <table:table-cell table:style-name="ce3" office:value-type="string">
              <text:p>safety</text:p>
            </table:table-cell>
            <table:table-cell table:style-name="ce8" table:number-columns-repeated="3"/>
            <table:table-cell table:style-name="ce10"/>
            <table:table-cell table:style-name="ce28"/>
            <table:table-cell table:style-name="ce32"/>
            <table:table-cell table:style-name="ce37"/>
            <table:table-cell table:number-columns-repeated="1016"/>
          </table:table-row>
          <table:table-row-group>
            <table:table-row table:style-name="ro4">
              <table:table-cell office:value-type="string">
                <text:p>Communication safety</text:p>
              </table:table-cell>
              <table:table-cell office:value-type="string">
                <text:p>No safety</text:p>
              </table:table-cell>
              <table:table-cell office:value-type="string">
                <text:p>Safety is not strong</text:p>
              </table:table-cell>
              <table:table-cell office:value-type="string">
                <text:p>support any modules(SSL/TLS, IIS...)</text:p>
              </table:table-cell>
              <table:table-cell office:value-type="float" office:value="1">
                <text:p>1</text:p>
              </table:table-cell>
              <table:table-cell/>
              <table:table-cell office:value-type="string">
                <text:p>1h</text:p>
              </table:table-cell>
              <table:table-cell office:value-type="string">
                <text:p>-</text:p>
              </table:table-cell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Storage integrity</text:p>
              </table:table-cell>
              <table:table-cell office:value-type="string">
                <text:p>Not guaranted</text:p>
              </table:table-cell>
              <table:table-cell/>
              <table:table-cell office:value-type="string">
                <text:p>fully guaranted by specific mecanisms</text:p>
              </table:table-cell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Event logging</text:p>
              </table:table-cell>
              <table:table-cell office:value-type="string">
                <text:p>event not logged</text:p>
              </table:table-cell>
              <table:table-cell office:value-type="string">
                <text:p>Event partially logged</text:p>
              </table:table-cell>
              <table:table-cell office:value-type="string">
                <text:p>Events fully logged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</table:table-row-group>
          <table:table-row table:style-name="ro4">
            <table:table-cell table:style-name="ce3" office:value-type="string">
              <text:p>Application Server supported</text:p>
            </table:table-cell>
            <table:table-cell table:style-name="ce3" table:number-columns-repeated="3"/>
            <table:table-cell table:style-name="ce10" office:value-type="float" office:value="1">
              <text:p>1</text:p>
            </table:table-cell>
            <table:table-cell table:style-name="ce28"/>
            <table:table-cell table:style-name="ce32"/>
            <table:table-cell table:style-name="ce37"/>
            <table:table-cell office:value-type="string">
              <text:p>technique</text:p>
            </table:table-cell>
            <table:table-cell office:value-type="string">
              <text:p>PCA</text:p>
            </table:table-cell>
            <table:table-cell table:number-columns-repeated="1014"/>
          </table:table-row>
          <table:table-row-group>
            <table:table-row table:style-name="ro2">
              <table:table-cell office:value-type="string">
                <text:p>Tomcat</text:p>
              </table:table-cell>
              <table:table-cell office:value-type="string">
                <text:p>not supported</text:p>
              </table:table-cell>
              <table:table-cell office:value-type="string">
                <text:p>exclusively on Tomcat</text:p>
              </table:table-cell>
              <table:table-cell office:value-type="string">
                <text:p>supported with other AS</text:p>
              </table:table-cell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WAS (Websphere Application Server)</text:p>
              </table:table-cell>
              <table:table-cell office:value-type="string">
                <text:p>not supported</text:p>
              </table:table-cell>
              <table:table-cell office:value-type="string">
                <text:p>exclusively on WAS</text:p>
              </table:table-cell>
              <table:table-cell office:value-type="string">
                <text:p>supported with other AS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Jboss</text:p>
              </table:table-cell>
              <table:table-cell office:value-type="string">
                <text:p>not supported</text:p>
              </table:table-cell>
              <table:table-cell office:value-type="string">
                <text:p>exclusively on Jboss</text:p>
              </table:table-cell>
              <table:table-cell office:value-type="string">
                <text:p>supported with other AS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Glassfish</text:p>
              </table:table-cell>
              <table:table-cell office:value-type="string">
                <text:p>not supported</text:p>
              </table:table-cell>
              <table:table-cell office:value-type="string">
                <text:p>exclusively on Glassfish</text:p>
              </table:table-cell>
              <table:table-cell office:value-type="string">
                <text:p>supported with other AS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</table:table-row-group>
          <table:table-row table:style-name="ro5">
            <table:table-cell table:style-name="ce3" office:value-type="string">
              <text:p>installation</text:p>
            </table:table-cell>
            <table:table-cell table:style-name="ce8" office:value-type="string">
              <text:p>complicated installation</text:p>
            </table:table-cell>
            <table:table-cell table:style-name="ce8" office:value-type="string">
              <text:p>installation with a little assistance by website only</text:p>
            </table:table-cell>
            <table:table-cell table:style-name="ce8" office:value-type="string">
              <text:p>assisted installation by manual and website, possibility to unzip a copy (don't need to install) </text:p>
            </table:table-cell>
            <table:table-cell table:style-name="ce10" office:value-type="float" office:value="1">
              <text:p>1</text:p>
            </table:table-cell>
            <table:table-cell table:style-name="ce28"/>
            <table:table-cell table:style-name="ce32"/>
            <table:table-cell table:style-name="ce37" office:value-type="string">
              <text:p>1h à 1j</text:p>
            </table:table-cell>
            <table:table-cell table:style-name="ce42" office:value-type="string">
              <text:p>generique</text:p>
            </table:table-cell>
            <table:table-cell office:value-type="string">
              <text:p>PCA + tous</text:p>
            </table:table-cell>
            <table:table-cell table:number-columns-repeated="1014"/>
          </table:table-row>
          <table:table-row table:style-name="ro2">
            <table:table-cell table:style-name="ce3" office:value-type="string">
              <text:p>monitoring</text:p>
            </table:table-cell>
            <table:table-cell table:style-name="ce8" table:number-columns-repeated="3"/>
            <table:table-cell table:style-name="ce10"/>
            <table:table-cell table:style-name="ce28"/>
            <table:table-cell table:style-name="ce32" office:value-type="string">
              <text:p>1h</text:p>
            </table:table-cell>
            <table:table-cell table:style-name="ce37" office:value-type="float" office:value="0.25">
              <text:p>0,25</text:p>
            </table:table-cell>
            <table:table-cell table:style-name="ce42" office:value-type="string">
              <text:p>MGU</text:p>
            </table:table-cell>
            <table:table-cell table:number-columns-repeated="1015"/>
          </table:table-row>
          <table:table-row-group>
            <table:table-row table:style-name="ro5">
              <table:table-cell office:value-type="string">
                <text:p>interface with supervision systems</text:p>
              </table:table-cell>
              <table:table-cell office:value-type="string">
                <text:p>Don't generate any monitoring file</text:p>
              </table:table-cell>
              <table:table-cell office:value-type="string">
                <text:p>monitoring file generation doesn't work correctly </text:p>
              </table:table-cell>
              <table:table-cell office:value-type="string">
                <text:p>generate partially JMX support including information of deployment view and its administration </text:p>
              </table:table-cell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MGU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logging</text:p>
              </table:table-cell>
              <table:table-cell office:value-type="string">
                <text:p>no log generated</text:p>
              </table:table-cell>
              <table:table-cell office:value-type="string">
                <text:p>incomplete logging system</text:p>
              </table:table-cell>
              <table:table-cell office:value-type="string">
                <text:p>applicative and technical errors can be logged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</table:table-row-group>
          <table:table-row table:style-name="ro2">
            <table:table-cell table:style-name="ce3" office:value-type="string">
              <text:p>Search Engines</text:p>
            </table:table-cell>
            <table:table-cell table:style-name="ce3" table:number-columns-repeated="3"/>
            <table:table-cell table:style-name="ce10"/>
            <table:table-cell table:style-name="ce28"/>
            <table:table-cell table:style-name="ce32"/>
            <table:table-cell table:style-name="ce37"/>
            <table:table-cell table:style-name="ce42"/>
            <table:table-cell table:number-columns-repeated="1015"/>
          </table:table-row>
          <table:table-row-group>
            <table:table-row table:style-name="ro5">
              <table:table-cell office:value-type="string">
                <text:p>Search engine indexing</text:p>
              </table:table-cell>
              <table:table-cell table:style-name="ce4" office:value-type="string">
                <text:p>not optimized for search engines</text:p>
              </table:table-cell>
              <table:table-cell table:style-name="ce4" office:value-type="string">
                <text:p>partially optimized for Search Engine</text:p>
              </table:table-cell>
              <table:table-cell table:style-name="ce4" office:value-type="string">
                <text:p>Search engines like Google or Yahoo can easily index the portal pages and provide relevant results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JLT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Site ranking</text:p>
              </table:table-cell>
              <table:table-cell office:value-type="string">
                <text:p>no site ranking possible</text:p>
              </table:table-cell>
              <table:table-cell office:value-type="string">
                <text:p>site ranking possible but with difficulties</text:p>
              </table:table-cell>
              <table:table-cell office:value-type="string">
                <text:p>the portal allows an easy site ranking</text:p>
              </table:table-cell>
              <table:table-cell office:value-type="float" office:value="10">
                <text:p>10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JLT</text:p>
              </table:table-cell>
              <table:table-cell table:number-columns-repeated="1014"/>
            </table:table-row>
            <table:table-row table:style-name="ro5">
              <table:table-cell office:value-type="string">
                <text:p>Internal search engine</text:p>
              </table:table-cell>
              <table:table-cell office:value-type="string">
                <text:p>no search engine integrated</text:p>
              </table:table-cell>
              <table:table-cell office:value-type="string">
                <text:p>search engine integrated</text:p>
              </table:table-cell>
              <table:table-cell office:value-type="string">
                <text:p>search engine integrated and can be interfaced with Lucene or other search engines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KGA</text:p>
              </table:table-cell>
              <table:table-cell table:number-columns-repeated="1014"/>
            </table:table-row>
          </table:table-row-group>
          <table:table-row table:style-name="ro2">
            <table:table-cell table:style-name="ce3" office:value-type="string">
              <text:p>authentification</text:p>
            </table:table-cell>
            <table:table-cell table:style-name="ce8" table:number-columns-repeated="3"/>
            <table:table-cell table:style-name="ce10"/>
            <table:table-cell table:style-name="ce28"/>
            <table:table-cell table:style-name="ce32" office:value-type="string">
              <text:p>1h</text:p>
            </table:table-cell>
            <table:table-cell table:style-name="ce37" office:value-type="string">
              <text:p>1jh</text:p>
            </table:table-cell>
            <table:table-cell table:style-name="ce42" office:value-type="string">
              <text:p>MGU</text:p>
            </table:table-cell>
            <table:table-cell table:number-columns-repeated="1015"/>
          </table:table-row>
          <table:table-row-group>
            <table:table-row table:style-name="ro6">
              <table:table-cell table:style-name="ce4" office:value-type="string">
                <text:p>LDAP authentification</text:p>
              </table:table-cell>
              <table:table-cell table:style-name="ce4" office:value-type="string">
                <text:p>don't support LDAP authentification</text:p>
              </table:table-cell>
              <table:table-cell table:style-name="ce4" office:value-type="string">
                <text:p>LDAP authentification doesn't work correctly</text:p>
              </table:table-cell>
              <table:table-cell table:style-name="ce4" office:value-type="string">
                <text:p>LDAP authentification is performing and bring a real advantage for the tools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6">
              <table:table-cell table:style-name="ce4" office:value-type="string">
                <text:p>NTLM authentification</text:p>
              </table:table-cell>
              <table:table-cell office:value-type="string">
                <text:p>No NTLM authentication</text:p>
              </table:table-cell>
              <table:table-cell table:style-name="ce4" office:value-type="string">
                <text:p>NTLM authentification is partial or doesn't work correctly</text:p>
              </table:table-cell>
              <table:table-cell office:value-type="string">
                <text:p>NTLM authentification is performing 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6">
              <table:table-cell table:style-name="ce4" office:value-type="string">
                <text:p>X.509 authentification</text:p>
              </table:table-cell>
              <table:table-cell office:value-type="string">
                <text:p>No X.509 authentication</text:p>
              </table:table-cell>
              <table:table-cell table:style-name="ce4" office:value-type="string">
                <text:p>X.509 authentification doesn't work correctly</text:p>
              </table:table-cell>
              <table:table-cell table:style-name="ce4" office:value-type="string">
                <text:p>X.509 authentification is performing and bring a real advantage for the tools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6">
              <table:table-cell table:style-name="ce4" office:value-type="string">
                <text:p>Kerberos authentification</text:p>
              </table:table-cell>
              <table:table-cell office:value-type="string">
                <text:p>No Kerberos authentication</text:p>
              </table:table-cell>
              <table:table-cell table:style-name="ce4" office:value-type="string">
                <text:p>Kerberos authentification is partial or doesn't work correctly</text:p>
              </table:table-cell>
              <table:table-cell table:style-name="ce4" office:value-type="string">
                <text:p>Kerberos authentification is performing and brings a real advantage for the tools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6">
              <table:table-cell table:style-name="ce4" office:value-type="string">
                <text:p>JAAS authentification</text:p>
              </table:table-cell>
              <table:table-cell office:value-type="string">
                <text:p>No JAAS authentication</text:p>
              </table:table-cell>
              <table:table-cell table:style-name="ce4" office:value-type="string">
                <text:p>JAAS authentification is partial or doesn't work correctly</text:p>
              </table:table-cell>
              <table:table-cell table:style-name="ce4" office:value-type="string">
                <text:p>JAAS authentification is performing and brings a real advantage for the tools</text:p>
              </table:table-cell>
              <table:table-cell office:value-type="float" office:value="1">
                <text:p>1</text:p>
              </table:table-cell>
              <table:table-cell office:value-type="string">
                <text:p>Attention à l'adhérence Pandav3</text:p>
              </table:table-cell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MGU</text:p>
              </table:table-cell>
              <table:table-cell table:number-columns-repeated="1014"/>
            </table:table-row>
            <table:table-row table:style-name="ro6">
              <table:table-cell office:value-type="string">
                <text:p>CAS Central Authentication Service </text:p>
              </table:table-cell>
              <table:table-cell office:value-type="string">
                <text:p>No CAS authentication</text:p>
              </table:table-cell>
              <table:table-cell office:value-type="string">
                <text:p>CAS authentification is partial or doesn't work correctly</text:p>
              </table:table-cell>
              <table:table-cell office:value-type="string">
                <text:p>CAS authentification is performing </text:p>
              </table:table-cell>
              <table:table-cell office:value-type="float" office:value="10">
                <text:p>10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MGU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SSO</text:p>
              </table:table-cell>
              <table:table-cell table:style-name="ce4" table:number-columns-repeated="3"/>
              <table:table-cell office:value-type="float" office:value="10">
                <text:p>10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MGU</text:p>
              </table:table-cell>
              <table:table-cell table:number-columns-repeated="1014"/>
            </table:table-row>
            <table:table-row table:style-name="ro4">
              <table:table-cell table:style-name="ce20" office:value-type="string">
                <text:p>SSO Token propagation to porlets</text:p>
              </table:table-cell>
              <table:table-cell table:style-name="ce5" office:value-type="string">
                <text:p>None</text:p>
              </table:table-cell>
              <table:table-cell table:style-name="ce20" office:value-type="string">
                <text:p>partially</text:p>
              </table:table-cell>
              <table:table-cell table:style-name="ce20" office:value-type="string">
                <text:p>SSO token propagate to all portlets</text:p>
              </table:table-cell>
              <table:table-cell office:value-type="float" office:value="10">
                <text:p>10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MGU</text:p>
              </table:table-cell>
              <table:table-cell table:number-columns-repeated="1014"/>
            </table:table-row>
            <table:table-row table:style-name="ro4">
              <table:table-cell table:style-name="ce20" office:value-type="string">
                <text:p>Login / logout mecanism delegation</text:p>
              </table:table-cell>
              <table:table-cell table:style-name="ce20" office:value-type="string">
                <text:p>None</text:p>
              </table:table-cell>
              <table:table-cell table:style-name="ce20" office:value-type="string">
                <text:p>partially</text:p>
              </table:table-cell>
              <table:table-cell table:style-name="ce20" office:value-type="string">
                <text:p>fully delegated login/logout mecanism</text:p>
              </table:table-cell>
              <table:table-cell office:value-type="float" office:value="10">
                <text:p>10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MGU</text:p>
              </table:table-cell>
              <table:table-cell table:number-columns-repeated="1014"/>
            </table:table-row>
          </table:table-row-group>
          <table:table-row table:style-name="ro2">
            <table:table-cell table:style-name="ce3" office:value-type="string">
              <text:p>development</text:p>
            </table:table-cell>
            <table:table-cell table:style-name="ce8" table:number-columns-repeated="3"/>
            <table:table-cell table:style-name="ce10"/>
            <table:table-cell table:style-name="ce28"/>
            <table:table-cell table:style-name="ce32" office:value-type="string">
              <text:p>1h</text:p>
            </table:table-cell>
            <table:table-cell table:style-name="ce37"/>
            <table:table-cell table:style-name="ce42"/>
            <table:table-cell table:number-columns-repeated="1015"/>
          </table:table-row>
          <table:table-row-group>
            <table:table-row table:style-name="ro2">
              <table:table-cell table:style-name="ce4" office:value-type="string">
                <text:p>mutli-IDE support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  <table:table-row-group>
              <table:table-row table:style-name="ro4">
                <table:table-cell table:style-name="ce20" office:value-type="string">
                  <text:p>Standard IDE support</text:p>
                </table:table-cell>
                <table:table-cell table:style-name="ce5" office:value-type="string">
                  <text:p>No IDE support</text:p>
                </table:table-cell>
                <table:table-cell table:style-name="ce20" office:value-type="string">
                  <text:p>IDE support doesn't work correctly </text:p>
                </table:table-cell>
                <table:table-cell table:style-name="ce20" office:value-type="string">
                  <text:p>Numerous IDE supports are supported</text:p>
                </table:table-cell>
                <table:table-cell office:value-type="float" office:value="1">
                  <text:p>1</text:p>
                </table:table-cell>
                <table:table-cell table:number-columns-repeated="2"/>
                <table:table-cell office:value-type="string">
                  <text:p>Eclipse uniquement</text:p>
                </table:table-cell>
                <table:table-cell office:value-type="string">
                  <text:p>generique</text:p>
                </table:table-cell>
                <table:table-cell office:value-type="string">
                  <text:p>FME</text:p>
                </table:table-cell>
                <table:table-cell table:number-columns-repeated="1014"/>
              </table:table-row>
              <table:table-row table:style-name="ro6">
                <table:table-cell table:style-name="ce20" office:value-type="string">
                  <text:p>Plugin availability</text:p>
                </table:table-cell>
                <table:table-cell table:style-name="ce20" office:value-type="string">
                  <text:p>None</text:p>
                </table:table-cell>
                <table:table-cell table:style-name="ce20" office:value-type="string">
                  <text:p>a plugin can enhance IDE functionality to work with portal</text:p>
                </table:table-cell>
                <table:table-cell table:style-name="ce20" office:value-type="string">
                  <text:p>A native functionality is available in the IDE to work specially with the portal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generique</text:p>
                </table:table-cell>
                <table:table-cell office:value-type="string">
                  <text:p>FME</text:p>
                </table:table-cell>
                <table:table-cell table:number-columns-repeated="1014"/>
              </table:table-row>
            </table:table-row-group>
            <table:table-row table:style-name="ro6">
              <table:table-cell office:value-type="string">
                <text:p>customization possibilities</text:p>
              </table:table-cell>
              <table:table-cell office:value-type="string">
                <text:p>No customized development can be done</text:p>
              </table:table-cell>
              <table:table-cell office:value-type="string">
                <text:p>customized development can be done but with difficulties</text:p>
              </table:table-cell>
              <table:table-cell office:value-type="string">
                <text:p>Customized developments can be done and easily integrated in the portal</text:p>
              </table:table-cell>
              <table:table-cell office:value-type="float" office:value="1">
                <text:p>1</text:p>
              </table:table-cell>
              <table:table-cell table:number-columns-repeated="2"/>
              <table:table-cell office:value-type="string">
                <text:p>0,5jh</text:p>
              </table:table-cell>
              <table:table-cell office:value-type="string">
                <text:p>technique</text:p>
              </table:table-cell>
              <table:table-cell office:value-type="string">
                <text:p>VCO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portal build</text:p>
              </table:table-cell>
              <table:table-cell office:value-type="string">
                <text:p>portal build not possible</text:p>
              </table:table-cell>
              <table:table-cell office:value-type="string">
                <text:p>portal build difficult or only partially enabled</text:p>
              </table:table-cell>
              <table:table-cell office:value-type="string">
                <text:p>entire portal build from sources is possible easily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</table:table-row-group>
          <table:table-row table:style-name="ro2">
            <table:table-cell table:style-name="ce3" office:value-type="string">
              <text:p>Internationalization</text:p>
            </table:table-cell>
            <table:table-cell table:style-name="ce8" table:number-columns-repeated="3"/>
            <table:table-cell table:style-name="ce10"/>
            <table:table-cell table:style-name="ce28"/>
            <table:table-cell table:style-name="ce32" office:value-type="string">
              <text:p>1h</text:p>
            </table:table-cell>
            <table:table-cell table:style-name="ce37"/>
            <table:table-cell table:style-name="ce42"/>
            <table:table-cell table:number-columns-repeated="1015"/>
          </table:table-row>
          <table:table-row-group>
            <table:table-row table:style-name="ro4">
              <table:table-cell office:value-type="string">
                <text:p>portal language</text:p>
              </table:table-cell>
              <table:table-cell office:value-type="string">
                <text:p>impossible to modify portal language</text:p>
              </table:table-cell>
              <table:table-cell office:value-type="string">
                <text:p>possibility to add more portal language </text:p>
              </table:table-cell>
              <table:table-cell office:value-type="string">
                <text:p>portal languages exist and can be updated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MTR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administration language</text:p>
              </table:table-cell>
              <table:table-cell office:value-type="string">
                <text:p>impossible to modify administration language</text:p>
              </table:table-cell>
              <table:table-cell office:value-type="string">
                <text:p>possibility to add more administration language </text:p>
              </table:table-cell>
              <table:table-cell office:value-type="string">
                <text:p>administration languages exist and can be updated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4">
              <table:table-cell office:value-type="string">
                <text:p>user's language</text:p>
              </table:table-cell>
              <table:table-cell office:value-type="string">
                <text:p>impossible to modify users language</text:p>
              </table:table-cell>
              <table:table-cell office:value-type="string">
                <text:p>possibility to add more users language </text:p>
              </table:table-cell>
              <table:table-cell office:value-type="string">
                <text:p>users languages exist and can be updated</text:p>
              </table:table-cell>
              <table:table-cell office:value-type="float" office:value="1">
                <text:p>1</text:p>
              </table:table-cell>
              <table:table-cell table:number-columns-repeated="4"/>
              <table:table-cell office:value-type="string">
                <text:p>EDO</text:p>
              </table:table-cell>
              <table:table-cell table:number-columns-repeated="1014"/>
            </table:table-row>
          </table:table-row-group>
        </table:table-row-group>
        <table:table-row table:style-name="ro5">
          <table:table-cell table:style-name="ce2" office:value-type="string">
            <text:p>Disponibility</text:p>
          </table:table-cell>
          <table:table-cell table:style-name="ce2" table:number-columns-repeated="3"/>
          <table:table-cell table:style-name="ce26" office:value-type="float" office:value="1">
            <text:p>1</text:p>
          </table:table-cell>
          <table:table-cell table:style-name="ce29" office:value-type="string">
            <text:p>Ferme de serveur? Cache partagé hardware?</text:p>
          </table:table-cell>
          <table:table-cell table:style-name="ce31" office:value-type="string">
            <text:p>1h</text:p>
          </table:table-cell>
          <table:table-cell table:style-name="ce36" office:value-type="string">
            <text:p>1jh</text:p>
          </table:table-cell>
          <table:table-cell table:style-name="ce41"/>
          <table:table-cell table:style-name="ce36" office:value-type="string">
            <text:p>MGU/PCA</text:p>
          </table:table-cell>
          <table:table-cell table:number-columns-repeated="1014"/>
        </table:table-row>
        <table:table-row-group>
          <table:table-row-group>
            <table:table-row table:style-name="ro2">
              <table:table-cell office:value-type="string">
                <text:p>Load balancing</text:p>
              </table:table-cell>
              <table:table-cell office:value-type="string">
                <text:p>portal does not support</text:p>
              </table:table-cell>
              <table:table-cell office:value-type="string">
                <text:p>partial support</text:p>
              </table:table-cell>
              <table:table-cell office:value-type="string">
                <text:p>full support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Clustering</text:p>
              </table:table-cell>
              <table:table-cell table:style-name="ce4" office:value-type="string">
                <text:p>simplified deployment on a cluster is impossible</text:p>
              </table:table-cell>
              <table:table-cell table:style-name="ce4" office:value-type="string">
                <text:p>deployment on a cluster is possible but not simplified</text:p>
              </table:table-cell>
              <table:table-cell table:style-name="ce4" office:value-type="string">
                <text:p>simplified deployment on a cluster is performing</text:p>
              </table:table-cell>
              <table:table-cell office:value-type="float" office:value="1">
                <text:p>1</text:p>
              </table:table-cell>
              <table:table-cell/>
              <table:table-cell office:value-type="string">
                <text:p>1h</text:p>
              </table:table-cell>
              <table:table-cell office:value-type="string">
                <text:p>5j</text:p>
              </table:table-cell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High availability</text:p>
              </table:table-cell>
              <table:table-cell office:value-type="string">
                <text:p>not supported</text:p>
              </table:table-cell>
              <table:table-cell office:value-type="string">
                <text:p>partially supported</text:p>
              </table:table-cell>
              <table:table-cell office:value-type="string">
                <text:p>supported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Stability during heavy load</text:p>
              </table:table-cell>
              <table:table-cell office:value-type="string">
                <text:p>instability</text:p>
              </table:table-cell>
              <table:table-cell office:value-type="string">
                <text:p>not very stable</text:p>
              </table:table-cell>
              <table:table-cell office:value-type="string">
                <text:p>stability</text:p>
              </table:table-cell>
              <table:table-cell office:value-type="float" office:value="10">
                <text:p>10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SDO/MGU/FME/KG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Response time</text:p>
              </table:table-cell>
              <table:table-cell office:value-type="string">
                <text:p>&gt; 2 s</text:p>
              </table:table-cell>
              <table:table-cell office:value-type="string">
                <text:p>between 500ms and 2s</text:p>
              </table:table-cell>
              <table:table-cell office:value-type="string">
                <text:p>&lt; 500 ms</text:p>
              </table:table-cell>
              <table:table-cell office:value-type="float" office:value="10">
                <text:p>10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SDO/MGU/FME/KGA</text:p>
              </table:table-cell>
              <table:table-cell table:number-columns-repeated="1014"/>
            </table:table-row>
          </table:table-row-group>
        </table:table-row-group>
        <table:table-row table:style-name="ro2">
          <table:table-cell table:style-name="ce2" office:value-type="string">
            <text:p>administration</text:p>
          </table:table-cell>
          <table:table-cell table:style-name="ce2" table:number-columns-repeated="3"/>
          <table:table-cell table:style-name="ce26"/>
          <table:table-cell table:style-name="ce15"/>
          <table:table-cell table:style-name="ce31"/>
          <table:table-cell table:style-name="ce36"/>
          <table:table-cell table:style-name="ce41"/>
          <table:table-cell table:number-columns-repeated="1015"/>
        </table:table-row>
        <table:table-row-group>
          <table:table-row table:style-name="ro2">
            <table:table-cell table:style-name="ce3" office:value-type="string">
              <text:p>general administration</text:p>
            </table:table-cell>
            <table:table-cell table:style-name="ce8" table:number-columns-repeated="3"/>
            <table:table-cell table:style-name="ce10"/>
            <table:table-cell table:style-name="ce12"/>
            <table:table-cell table:style-name="ce32" office:value-type="string">
              <text:p>1h</text:p>
            </table:table-cell>
            <table:table-cell table:style-name="ce37" office:value-type="string">
              <text:p>0,5j par outil</text:p>
            </table:table-cell>
            <table:table-cell table:style-name="ce42" office:value-type="string">
              <text:p>PCA</text:p>
            </table:table-cell>
            <table:table-cell table:number-columns-repeated="1015"/>
          </table:table-row>
          <table:table-row-group>
            <table:table-row table:style-name="ro6">
              <table:table-cell table:style-name="ce4" office:value-type="string">
                <text:p>protocol of administration</text:p>
              </table:table-cell>
              <table:table-cell table:style-name="ce4" office:value-type="string">
                <text:p>no protocol supported</text:p>
              </table:table-cell>
              <table:table-cell office:value-type="string">
                <text:p>protocol HTTP/HTTPs doesn't work correctly or supports only rich client</text:p>
              </table:table-cell>
              <table:table-cell office:value-type="string">
                <text:p>administration via thin client is performing</text:p>
              </table:table-cell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6">
              <table:table-cell office:value-type="string">
                <text:p>web application's administration</text:p>
              </table:table-cell>
              <table:table-cell table:style-name="ce4" office:value-type="string">
                <text:p>no web application administration</text:p>
              </table:table-cell>
              <table:table-cell table:style-name="ce4" office:value-type="string">
                <text:p><text:s/>web application administration don't work correctly</text:p>
              </table:table-cell>
              <table:table-cell office:value-type="string">
                <text:p>a dedicated administration interface is provided</text:p>
              </table:table-cell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6">
              <table:table-cell table:style-name="ce4" office:value-type="string">
                <text:p>command line</text:p>
              </table:table-cell>
              <table:table-cell table:style-name="ce4" office:value-type="string">
                <text:p>Administration via commandline <text:s/>impossible</text:p>
              </table:table-cell>
              <table:table-cell table:style-name="ce4" office:value-type="string">
                <text:p>Administration via commandline is difficult or isn't performing </text:p>
              </table:table-cell>
              <table:table-cell table:style-name="ce4" office:value-type="string">
                <text:p>Administration via command line work very well</text:p>
              </table:table-cell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</table:table-row-group>
          <table:table-row table:style-name="ro4">
            <table:table-cell table:style-name="ce3" office:value-type="string">
              <text:p>Functional administration</text:p>
            </table:table-cell>
            <table:table-cell table:style-name="ce8" table:number-columns-repeated="3"/>
            <table:table-cell table:style-name="ce10"/>
            <table:table-cell table:style-name="ce12"/>
            <table:table-cell table:style-name="ce32" office:value-type="string">
              <text:p>1h</text:p>
            </table:table-cell>
            <table:table-cell table:style-name="ce37" office:value-type="string">
              <text:p>1jh</text:p>
            </table:table-cell>
            <table:table-cell table:style-name="ce42"/>
            <table:table-cell table:number-columns-repeated="1015"/>
          </table:table-row>
          <table:table-row-group>
            <table:table-row table:style-name="ro2">
              <table:table-cell office:value-type="string">
                <text:p>user's management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generique</text:p>
              </table:table-cell>
              <table:table-cell office:value-type="string">
                <text:p>EDO/MTR</text:p>
              </table:table-cell>
              <table:table-cell table:number-columns-repeated="1014"/>
            </table:table-row>
            <table:table-row-group>
              <table:table-row table:style-name="ro4">
                <table:table-cell table:style-name="ce20" office:value-type="string">
                  <text:p>multi user management depth</text:p>
                </table:table-cell>
                <table:table-cell table:style-name="ce20" office:value-type="string">
                  <text:p>Mono user</text:p>
                </table:table-cell>
                <table:table-cell table:style-name="ce20" office:value-type="string">
                  <text:p>basic multi-user available</text:p>
                </table:table-cell>
                <table:table-cell table:style-name="ce20" office:value-type="string">
                  <text:p>multi user with very detailed management of profiles</text:p>
                </table:table-cell>
                <table:table-cell office:value-type="float" office:value="1">
                  <text:p>1</text:p>
                </table:table-cell>
                <table:table-cell table:style-name="Default"/>
                <table:table-cell table:number-columns-repeated="2"/>
                <table:table-cell office:value-type="string">
                  <text:p>generique</text:p>
                </table:table-cell>
                <table:table-cell office:value-type="string">
                  <text:p>EDO</text:p>
                </table:table-cell>
                <table:table-cell table:number-columns-repeated="1014"/>
              </table:table-row>
              <table:table-row table:style-name="ro5">
                <table:table-cell table:style-name="ce20" office:value-type="string">
                  <text:p>users management interface</text:p>
                </table:table-cell>
                <table:table-cell table:style-name="ce20" office:value-type="string">
                  <text:p>no interface available for user's management</text:p>
                </table:table-cell>
                <table:table-cell table:style-name="ce20" office:value-type="string">
                  <text:p>User's management available through other tool than portal itself</text:p>
                </table:table-cell>
                <table:table-cell table:style-name="ce20" office:value-type="string">
                  <text:p>possible to manage the permissions of users/profiles/groups from the backoffice interface</text:p>
                </table:table-cell>
                <table:table-cell office:value-type="float" office:value="1">
                  <text:p>1</text:p>
                </table:table-cell>
                <table:table-cell table:style-name="Default"/>
                <table:table-cell table:number-columns-repeated="2"/>
                <table:table-cell office:value-type="string">
                  <text:p>generique</text:p>
                </table:table-cell>
                <table:table-cell office:value-type="string">
                  <text:p>EDO</text:p>
                </table:table-cell>
                <table:table-cell table:number-columns-repeated="1014"/>
              </table:table-row>
              <table:table-row table:style-name="ro4">
                <table:table-cell table:style-name="ce20" office:value-type="string">
                  <text:p>User profile self management</text:p>
                </table:table-cell>
                <table:table-cell table:style-name="ce20" office:value-type="string">
                  <text:p>impossible to modify it's own data for a user</text:p>
                </table:table-cell>
                <table:table-cell table:style-name="ce20" office:value-type="string">
                  <text:p>A user can update partially his own data</text:p>
                </table:table-cell>
                <table:table-cell table:style-name="ce20" office:value-type="string">
                  <text:p>A user can update all his own data</text:p>
                </table:table-cell>
                <table:table-cell office:value-type="float" office:value="1">
                  <text:p>1</text:p>
                </table:table-cell>
                <table:table-cell table:style-name="Default"/>
                <table:table-cell table:number-columns-repeated="2"/>
                <table:table-cell office:value-type="string">
                  <text:p>generique</text:p>
                </table:table-cell>
                <table:table-cell office:value-type="string">
                  <text:p>EDO</text:p>
                </table:table-cell>
                <table:table-cell table:number-columns-repeated="1014"/>
              </table:table-row>
              <table:table-row table:style-name="ro5">
                <table:table-cell table:style-name="ce20" office:value-type="string">
                  <text:p>User profile creation</text:p>
                </table:table-cell>
                <table:table-cell table:style-name="ce20" office:value-type="string">
                  <text:p>A user can not create his own profiles ?</text:p>
                </table:table-cell>
                <table:table-cell table:style-name="ce20" office:value-type="string">
                  <text:p>A user can create his own profile but other step mandatory to validate the new profile</text:p>
                </table:table-cell>
                <table:table-cell table:style-name="ce20" office:value-type="string">
                  <text:p>A user can create his own profile</text:p>
                </table:table-cell>
                <table:table-cell office:value-type="float" office:value="1">
                  <text:p>1</text:p>
                </table:table-cell>
                <table:table-cell table:style-name="Default"/>
                <table:table-cell table:number-columns-repeated="2"/>
                <table:table-cell office:value-type="string">
                  <text:p>generique</text:p>
                </table:table-cell>
                <table:table-cell office:value-type="string">
                  <text:p>EDO</text:p>
                </table:table-cell>
                <table:table-cell table:number-columns-repeated="1014"/>
              </table:table-row>
              <table:table-row table:style-name="ro5">
                <table:table-cell table:style-name="ce20" office:value-type="string">
                  <text:p>Password management</text:p>
                </table:table-cell>
                <table:table-cell table:style-name="ce20" office:value-type="string">
                  <text:p>no password management</text:p>
                </table:table-cell>
                <table:table-cell table:style-name="ce20" office:value-type="string">
                  <text:p>password management available</text:p>
                </table:table-cell>
                <table:table-cell table:style-name="ce20" office:value-type="string">
                  <text:p>password management available with ability to re-initialize a password through user interaction and email</text:p>
                </table:table-cell>
                <table:table-cell office:value-type="float" office:value="1">
                  <text:p>1</text:p>
                </table:table-cell>
                <table:table-cell table:style-name="Default"/>
                <table:table-cell table:number-columns-repeated="2"/>
                <table:table-cell office:value-type="string">
                  <text:p>generique</text:p>
                </table:table-cell>
                <table:table-cell office:value-type="string">
                  <text:p>EDO</text:p>
                </table:table-cell>
                <table:table-cell table:number-columns-repeated="1014"/>
              </table:table-row>
            </table:table-row-group>
            <table:table-row table:style-name="ro5">
              <table:table-cell table:style-name="ce4" office:value-type="string">
                <text:p>site structure s management</text:p>
              </table:table-cell>
              <table:table-cell table:style-name="ce4" office:value-type="string">
                <text:p>No site structure's management</text:p>
              </table:table-cell>
              <table:table-cell table:style-name="ce4" office:value-type="string">
                <text:p>site structure's management doesn't work correctly </text:p>
              </table:table-cell>
              <table:table-cell table:style-name="ce4" office:value-type="string">
                <text:p><text:s/>Site structure's management by Portal Object Management and by XML scripts</text:p>
              </table:table-cell>
              <table:table-cell office:value-type="float" office:value="1">
                <text:p>1</text:p>
              </table:table-cell>
              <table:table-cell table:style-name="Default" office:value-type="string">
                <text:p>! Bidirectionnel (à l'inverse d'exo)</text:p>
              </table:table-cell>
              <table:table-cell table:number-columns-repeated="2"/>
              <table:table-cell office:value-type="string">
                <text:p>technique</text:p>
              </table:table-cell>
              <table:table-cell office:value-type="string">
                <text:p>EDO</text:p>
              </table:table-cell>
              <table:table-cell table:number-columns-repeated="1014"/>
            </table:table-row>
            <table:table-row-group>
              <table:table-row table:style-name="ro6">
                <table:table-cell table:style-name="ce20" office:value-type="string">
                  <text:p>Portlets online management</text:p>
                </table:table-cell>
                <table:table-cell table:style-name="ce20" office:value-type="string">
                  <text:p>portlets management available only through soruce code</text:p>
                </table:table-cell>
                <table:table-cell table:style-name="ce20" office:value-type="string">
                  <text:p>portlets management online available but with configuration in source code</text:p>
                </table:table-cell>
                <table:table-cell table:style-name="ce20" office:value-type="string">
                  <text:p>A user with the appropriated rights can add, update, or delete portlets</text:p>
                </table:table-cell>
                <table:table-cell office:value-type="float" office:value="1">
                  <text:p>1</text:p>
                </table:table-cell>
                <table:table-cell table:style-name="Default"/>
                <table:table-cell table:number-columns-repeated="3"/>
                <table:table-cell office:value-type="string">
                  <text:p>MGU/EDO</text:p>
                </table:table-cell>
                <table:table-cell table:number-columns-repeated="1014"/>
              </table:table-row>
            </table:table-row-group>
            <table:table-row table:style-name="ro2">
              <table:table-cell office:value-type="string">
                <text:p>Page personalization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table:style-name="Default"/>
              <table:table-cell table:number-columns-repeated="2"/>
              <table:table-cell office:value-type="string">
                <text:p>generique</text:p>
              </table:table-cell>
              <table:table-cell office:value-type="string">
                <text:p>EDO</text:p>
              </table:table-cell>
              <table:table-cell table:number-columns-repeated="1014"/>
            </table:table-row>
            <table:table-row-group>
              <table:table-row table:style-name="ro6">
                <table:table-cell table:style-name="ce20" office:value-type="string">
                  <text:p>Interface graphical personnalization</text:p>
                </table:table-cell>
                <table:table-cell table:style-name="ce20" office:value-type="string">
                  <text:p>no graphical personnalization available</text:p>
                </table:table-cell>
                <table:table-cell table:style-name="ce20" office:value-type="string">
                  <text:p>graphical interface can be partially personnalized</text:p>
                </table:table-cell>
                <table:table-cell table:style-name="ce20" office:value-type="string">
                  <text:p>Entire interface personalization for each user is available</text:p>
                </table:table-cell>
                <table:table-cell office:value-type="float" office:value="0">
                  <text:p>0</text:p>
                </table:table-cell>
                <table:table-cell table:style-name="Default"/>
                <table:table-cell table:number-columns-repeated="1018"/>
              </table:table-row>
              <table:table-row table:style-name="ro6">
                <table:table-cell table:style-name="ce20" office:value-type="string">
                  <text:p>Multi graphical chart support</text:p>
                </table:table-cell>
                <table:table-cell table:style-name="ce20" office:value-type="string">
                  <text:p>Only one graphical chart available</text:p>
                </table:table-cell>
                <table:table-cell table:style-name="ce20" office:value-type="string">
                  <text:p>multi graphical chart supported but without easy switch between them</text:p>
                </table:table-cell>
                <table:table-cell table:style-name="ce20" office:value-type="string">
                  <text:p>multi graphical chart supported and easy switch between them</text:p>
                </table:table-cell>
                <table:table-cell office:value-type="float" office:value="10">
                  <text:p>10</text:p>
                </table:table-cell>
                <table:table-cell table:style-name="Default"/>
                <table:table-cell table:number-columns-repeated="2"/>
                <table:table-cell office:value-type="string">
                  <text:p>technique</text:p>
                </table:table-cell>
                <table:table-cell office:value-type="string">
                  <text:p>EDO</text:p>
                </table:table-cell>
                <table:table-cell table:number-columns-repeated="1014"/>
              </table:table-row>
              <table:table-row table:style-name="ro6">
                <table:table-cell table:style-name="ce20" office:value-type="string">
                  <text:p>Interface organisational personnalization</text:p>
                </table:table-cell>
                <table:table-cell table:style-name="ce20" office:value-type="string">
                  <text:p>non reorganization available</text:p>
                </table:table-cell>
                <table:table-cell table:style-name="ce20" office:value-type="string">
                  <text:p>Interface organisational reorganization is supported but with limitations</text:p>
                </table:table-cell>
                <table:table-cell table:style-name="ce20" office:value-type="string">
                  <text:p>The identified user can reorganise its interface as he wants</text:p>
                </table:table-cell>
                <table:table-cell office:value-type="float" office:value="1">
                  <text:p>1</text:p>
                </table:table-cell>
                <table:table-cell table:style-name="Default"/>
                <table:table-cell table:number-columns-repeated="2"/>
                <table:table-cell office:value-type="string">
                  <text:p>generique</text:p>
                </table:table-cell>
                <table:table-cell office:value-type="string">
                  <text:p>YHA</text:p>
                </table:table-cell>
                <table:table-cell table:number-columns-repeated="1014"/>
              </table:table-row>
            </table:table-row-group>
            <table:table-row table:style-name="ro4">
              <table:table-cell table:style-name="ce4" office:value-type="string">
                <text:p>rules management</text:p>
              </table:table-cell>
              <table:table-cell table:style-name="ce4" office:value-type="string">
                <text:p>No rules'management </text:p>
              </table:table-cell>
              <table:table-cell table:style-name="ce4" office:value-type="string">
                <text:p>Rules'management doesn't work correctly</text:p>
              </table:table-cell>
              <table:table-cell table:style-name="ce4" office:value-type="string">
                <text:p>Possibility to manage rules </text:p>
              </table:table-cell>
              <table:table-cell office:value-type="float" office:value="1">
                <text:p>1</text:p>
              </table:table-cell>
              <table:table-cell table:style-name="Default" office:value-type="string">
                <text:p>a détailler (workflow, bpm, etc.)p</text:p>
              </table:table-cell>
              <table:table-cell table:number-columns-repeated="2"/>
              <table:table-cell office:value-type="string">
                <text:p>generique</text:p>
              </table:table-cell>
              <table:table-cell office:value-type="string">
                <text:p>KGA</text:p>
              </table:table-cell>
              <table:table-cell table:number-columns-repeated="1014"/>
            </table:table-row>
            <table:table-row table:style-name="ro4">
              <table:table-cell table:style-name="ce4" office:value-type="string">
                <text:p>marketing animation</text:p>
              </table:table-cell>
              <table:table-cell table:style-name="ce4" office:value-type="string">
                <text:p>No marketing animation</text:p>
              </table:table-cell>
              <table:table-cell table:style-name="ce4" office:value-type="string">
                <text:p>Marketing animation can be customized</text:p>
              </table:table-cell>
              <table:table-cell table:style-name="ce4" office:value-type="string">
                <text:p>Marketing animation integrated</text:p>
              </table:table-cell>
              <table:table-cell office:value-type="float" office:value="0">
                <text:p>0</text:p>
              </table:table-cell>
              <table:table-cell table:style-name="Default"/>
              <table:table-cell table:number-columns-repeated="1018"/>
            </table:table-row>
          </table:table-row-group>
          <table:table-row table:style-name="ro4">
            <table:table-cell table:style-name="ce3" office:value-type="string">
              <text:p>administration s delegation</text:p>
            </table:table-cell>
            <table:table-cell table:style-name="ce8" office:value-type="string">
              <text:p>No administration's delegation</text:p>
            </table:table-cell>
            <table:table-cell table:style-name="ce8" office:value-type="string">
              <text:p>administration's delegation doesn't work correctly</text:p>
            </table:table-cell>
            <table:table-cell table:style-name="ce8" office:value-type="string">
              <text:p>administration's delegation is performing</text:p>
            </table:table-cell>
            <table:table-cell table:style-name="ce10" office:value-type="float" office:value="1">
              <text:p>1</text:p>
            </table:table-cell>
            <table:table-cell table:style-name="ce28"/>
            <table:table-cell table:style-name="ce32" office:value-type="string">
              <text:p>1h</text:p>
            </table:table-cell>
            <table:table-cell table:style-name="ce37" office:value-type="string">
              <text:p>1h</text:p>
            </table:table-cell>
            <table:table-cell table:style-name="ce42" office:value-type="string">
              <text:p>technique</text:p>
            </table:table-cell>
            <table:table-cell table:style-name="ce37" office:value-type="string">
              <text:p>PCA</text:p>
            </table:table-cell>
            <table:table-cell table:number-columns-repeated="1014"/>
          </table:table-row>
        </table:table-row-group>
        <table:table-row table:style-name="ro8">
          <table:table-cell table:style-name="ce2" office:value-type="string">
            <text:p>Storage Component</text:p>
          </table:table-cell>
          <table:table-cell table:style-name="ce2" table:number-columns-repeated="3"/>
          <table:table-cell table:style-name="ce26"/>
          <table:table-cell table:style-name="ce29"/>
          <table:table-cell table:style-name="ce31" office:value-type="string">
            <text:p>1h</text:p>
          </table:table-cell>
          <table:table-cell table:style-name="ce36" office:value-type="string">
            <text:p>1jh</text:p>
          </table:table-cell>
          <table:table-cell table:style-name="ce41"/>
          <table:table-cell table:number-columns-repeated="1015"/>
        </table:table-row>
        <table:table-row-group>
          <table:table-row table:style-name="ro6">
            <table:table-cell table:style-name="ce8" office:value-type="string">
              <text:p>LDAPstorage</text:p>
            </table:table-cell>
            <table:table-cell table:style-name="ce8" office:value-type="string">
              <text:p>No LDAP storage</text:p>
            </table:table-cell>
            <table:table-cell table:style-name="ce8" office:value-type="string">
              <text:p>LDAP storage is partial or doesn't work correctly</text:p>
            </table:table-cell>
            <table:table-cell table:style-name="ce8" office:value-type="string">
              <text:p>LDAP storage is performing and brings a real advantage for the tools</text:p>
            </table:table-cell>
            <table:table-cell table:style-name="ce10" office:value-type="float" office:value="1">
              <text:p>1</text:p>
            </table:table-cell>
            <table:table-cell table:style-name="ce28"/>
            <table:table-cell table:style-name="ce32"/>
            <table:table-cell table:style-name="ce37"/>
            <table:table-cell table:style-name="ce42" office:value-type="string">
              <text:p>technique</text:p>
            </table:table-cell>
            <table:table-cell office:value-type="string">
              <text:p>SDO/MGU/FME/KGA</text:p>
            </table:table-cell>
            <table:table-cell table:number-columns-repeated="1014"/>
          </table:table-row>
          <table:table-row table:style-name="ro6">
            <table:table-cell table:style-name="ce8" office:value-type="string">
              <text:p>SGBD storage</text:p>
            </table:table-cell>
            <table:table-cell table:style-name="ce8" office:value-type="string">
              <text:p>No SGBD storage</text:p>
            </table:table-cell>
            <table:table-cell table:style-name="ce8" office:value-type="string">
              <text:p>SGBD storage is partial or doesn't work corectly</text:p>
            </table:table-cell>
            <table:table-cell table:style-name="ce8" office:value-type="string">
              <text:p>SGBD storage is performing and brings a real advantage for the tools</text:p>
            </table:table-cell>
            <table:table-cell table:style-name="ce10" office:value-type="float" office:value="1">
              <text:p>1</text:p>
            </table:table-cell>
            <table:table-cell table:style-name="ce28"/>
            <table:table-cell table:style-name="ce32"/>
            <table:table-cell table:style-name="ce37"/>
            <table:table-cell table:style-name="ce42" office:value-type="string">
              <text:p>technique</text:p>
            </table:table-cell>
            <table:table-cell office:value-type="string">
              <text:p>SDO/MGU/FME/KGA</text:p>
            </table:table-cell>
            <table:table-cell table:number-columns-repeated="1014"/>
          </table:table-row>
          <table:table-row-group>
            <table:table-row table:style-name="ro5">
              <table:table-cell office:value-type="string">
                <text:p>independancy</text:p>
              </table:table-cell>
              <table:table-cell office:value-type="string">
                <text:p>source code and data merged</text:p>
              </table:table-cell>
              <table:table-cell office:value-type="string">
                <text:p>source code and data initially merged but can be separated through configuration</text:p>
              </table:table-cell>
              <table:table-cell office:value-type="string">
                <text:p>Entire data stored in same place and independant from source cod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  <table:table-row table:style-name="ro5">
              <table:table-cell office:value-type="string">
                <text:p>back up possibility</text:p>
              </table:table-cell>
              <table:table-cell table:style-name="ce4" office:value-type="string">
                <text:p>back up not supported</text:p>
              </table:table-cell>
              <table:table-cell office:value-type="string">
                <text:p>back up partially supported or backup fully supported but not compatible with a backup solution</text:p>
              </table:table-cell>
              <table:table-cell office:value-type="string">
                <text:p>Capable of backing up database using enterprise backup solution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PCA</text:p>
              </table:table-cell>
              <table:table-cell table:number-columns-repeated="1014"/>
            </table:table-row>
          </table:table-row-group>
          <table:table-row table:style-name="ro4">
            <table:table-cell table:style-name="ce3" office:value-type="string">
              <text:p>JCR (Java Content Repository)</text:p>
            </table:table-cell>
            <table:table-cell table:style-name="ce3" office:value-type="string">
              <text:p>Not compatible with JCR</text:p>
            </table:table-cell>
            <table:table-cell table:style-name="ce3" office:value-type="string">
              <text:p>partially compatible with JCR</text:p>
            </table:table-cell>
            <table:table-cell table:style-name="ce3" office:value-type="string">
              <text:p>Using specification JSR-170 or better (JSR 283)</text:p>
            </table:table-cell>
            <table:table-cell table:style-name="ce10" office:value-type="float" office:value="1">
              <text:p>1</text:p>
            </table:table-cell>
            <table:table-cell table:style-name="ce28"/>
            <table:table-cell table:style-name="ce32"/>
            <table:table-cell table:style-name="ce37"/>
            <table:table-cell table:style-name="ce42" office:value-type="string">
              <text:p>technique</text:p>
            </table:table-cell>
            <table:table-cell office:value-type="string">
              <text:p>KGA</text:p>
            </table:table-cell>
            <table:table-cell table:number-columns-repeated="1014"/>
          </table:table-row>
          <table:table-row-group>
            <table:table-row table:style-name="ro5">
              <table:table-cell office:value-type="string">
                <text:p>import/export</text:p>
              </table:table-cell>
              <table:table-cell office:value-type="string">
                <text:p>not possible </text:p>
              </table:table-cell>
              <table:table-cell office:value-type="string">
                <text:p>partially (export OR import) or manually</text:p>
              </table:table-cell>
              <table:table-cell office:value-type="string">
                <text:p>import and export from JCR possible with automatic function (= possibility to save work created online)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KGA</text:p>
              </table:table-cell>
              <table:table-cell table:number-columns-repeated="1014"/>
            </table:table-row>
          </table:table-row-group>
          <table:table-row table:style-name="ro2">
            <table:table-cell table:style-name="ce3" office:value-type="string">
              <text:p>Supported SGBD</text:p>
            </table:table-cell>
            <table:table-cell table:style-name="ce8" table:number-columns-repeated="3"/>
            <table:table-cell table:style-name="ce10"/>
            <table:table-cell table:style-name="ce28"/>
            <table:table-cell table:style-name="ce32"/>
            <table:table-cell table:style-name="ce37"/>
            <table:table-cell table:style-name="ce42"/>
            <table:table-cell table:number-columns-repeated="1015"/>
          </table:table-row>
          <table:table-row-group>
            <table:table-row table:style-name="ro2">
              <table:table-cell table:style-name="ce4" office:value-type="string">
                <text:p>DB2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SDO/MGU/FME/KG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MySQL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SDO/MGU/FME/KG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hsql</text:p>
              </table:table-cell>
              <table:table-cell table:style-name="ce4" table:number-columns-repeated="3"/>
              <table:table-cell office:value-type="float" office:value="0">
                <text:p>0</text:p>
              </table:table-cell>
              <table:table-cell table:number-columns-repeated="1019"/>
            </table:table-row>
          </table:table-row-group>
        </table:table-row-group>
        <table:table-row table:style-name="ro2">
          <table:table-cell table:style-name="ce2" office:value-type="string">
            <text:p>Module Component</text:p>
          </table:table-cell>
          <table:table-cell table:style-name="ce2" table:number-columns-repeated="3"/>
          <table:table-cell table:style-name="ce27"/>
          <table:table-cell table:style-name="ce30"/>
          <table:table-cell table:style-name="ce31" office:value-type="string">
            <text:p>1h</text:p>
          </table:table-cell>
          <table:table-cell table:style-name="ce36" office:value-type="string">
            <text:p>5jh</text:p>
          </table:table-cell>
          <table:table-cell table:style-name="ce41" office:value-type="string">
            <text:p>EDO</text:p>
          </table:table-cell>
          <table:table-cell table:number-columns-repeated="1015"/>
        </table:table-row>
        <table:table-row-group>
          <table:table-row table:style-name="ro2">
            <table:table-cell table:style-name="ce21" office:value-type="string">
              <text:p>DMS (Document Management System)</text:p>
            </table:table-cell>
            <table:table-cell table:style-name="ce8" table:number-columns-repeated="3"/>
            <table:table-cell table:style-name="ce10"/>
            <table:table-cell table:style-name="ce28" office:value-type="string">
              <text:p>eXo DMS</text:p>
            </table:table-cell>
            <table:table-cell table:style-name="ce32"/>
            <table:table-cell table:style-name="ce37"/>
            <table:table-cell table:style-name="ce42"/>
            <table:table-cell table:number-columns-repeated="1015"/>
          </table:table-row>
          <table:table-row-group>
            <table:table-row table:style-name="ro2">
              <table:table-cell office:value-type="string">
                <text:p>Contents management</text:p>
              </table:table-cell>
              <table:table-cell table:style-name="ce4" table:number-columns-repeated="3"/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KGA</text:p>
              </table:table-cell>
              <table:table-cell table:number-columns-repeated="1014"/>
            </table:table-row>
            <table:table-row-group>
              <table:table-row table:style-name="ro5">
                <table:table-cell table:style-name="ce20" office:value-type="string">
                  <text:p>Content management system</text:p>
                </table:table-cell>
                <table:table-cell table:style-name="ce20" office:value-type="string">
                  <text:p>no contents management</text:p>
                </table:table-cell>
                <table:table-cell table:style-name="ce20" office:value-type="string">
                  <text:p>contents management doesn't work correctly </text:p>
                </table:table-cell>
                <table:table-cell table:style-name="ce20" office:value-type="string">
                  <text:p>contents management integrated, based on JackRabbit(Apache), implementation of JSR-170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4">
                <table:table-cell table:style-name="ce20" office:value-type="string">
                  <text:p>RSS flows</text:p>
                </table:table-cell>
                <table:table-cell table:style-name="ce20" office:value-type="string">
                  <text:p>no RSS available</text:p>
                </table:table-cell>
                <table:table-cell table:style-name="ce20" office:value-type="string">
                  <text:p>RSS flows available but without management</text:p>
                </table:table-cell>
                <table:table-cell table:style-name="ce20" office:value-type="string">
                  <text:p>RSS flows and its full management available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technique</text:p>
                </table:table-cell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5">
                <table:table-cell table:style-name="ce20" office:value-type="string">
                  <text:p>Content from external sources</text:p>
                </table:table-cell>
                <table:table-cell table:style-name="ce20" office:value-type="string">
                  <text:p>no integration supported</text:p>
                </table:table-cell>
                <table:table-cell table:style-name="ce20" office:value-type="string">
                  <text:p>poor support for external sources content</text:p>
                </table:table-cell>
                <table:table-cell table:style-name="ce20" office:value-type="string">
                  <text:p>content from external sources can be integrated without a lot of different format supported</text:p>
                </table:table-cell>
                <table:table-cell office:value-type="string">
                  <text:p>?</text:p>
                </table:table-cell>
                <table:table-cell table:number-columns-repeated="1019"/>
              </table:table-row>
            </table:table-row-group>
            <table:table-row table:style-name="ro4">
              <table:table-cell table:style-name="ce4" office:value-type="string">
                <text:p>separation of contents and form</text:p>
              </table:table-cell>
              <table:table-cell table:style-name="ce4" office:value-type="string">
                <text:p>no separation of contents and form </text:p>
              </table:table-cell>
              <table:table-cell table:style-name="ce4" office:value-type="string">
                <text:p>separation of contents and form is partial</text:p>
              </table:table-cell>
              <table:table-cell table:style-name="ce4" office:value-type="string">
                <text:p>possibility to separate contents and form 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KG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Documents Capture</text:p>
              </table:table-cell>
              <table:table-cell table:style-name="ce4"/>
              <table:table-cell table:style-name="ce23"/>
              <table:table-cell table:style-name="ce4"/>
              <table:table-cell table:number-columns-repeated="4"/>
              <table:table-cell office:value-type="string">
                <text:p>technique</text:p>
              </table:table-cell>
              <table:table-cell table:number-columns-repeated="1015"/>
            </table:table-row>
            <table:table-row-group>
              <table:table-row table:style-name="ro9">
                <table:table-cell table:style-name="ce20" office:value-type="string">
                  <text:p>Supported format</text:p>
                </table:table-cell>
                <table:table-cell table:style-name="ce20" office:value-type="string">
                  <text:p>very few format supported</text:p>
                </table:table-cell>
                <table:table-cell table:style-name="ce20" office:value-type="string">
                  <text:p>The most popular formats are supported</text:p>
                </table:table-cell>
                <table:table-cell table:style-name="ce20" office:value-type="string">
                  <text:p>all types of electronic documents (pdf, doc, ppt, xls, outlook &amp; lotus notes format, etc.), image documents and business specific formats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SDO</text:p>
                </table:table-cell>
                <table:table-cell table:number-columns-repeated="1014"/>
              </table:table-row>
              <table:table-row table:style-name="ro12">
                <table:table-cell table:style-name="ce20" office:value-type="string">
                  <text:p>high capacity</text:p>
                </table:table-cell>
                <table:table-cell table:style-name="ce20" office:value-type="string">
                  <text:p>high capacity capture not supported</text:p>
                </table:table-cell>
                <table:table-cell table:style-name="ce20" office:value-type="string">
                  <text:p>Capable of loading a collection of scanned or electronic documents of same format at a time but without keeping folder structure.</text:p>
                </table:table-cell>
                <table:table-cell table:style-name="ce20" office:value-type="string">
                  <text:p>Capable of loading a collection of scanned or electronic documents at a time. Precise if the folder structure may be kept. Precise if this collection could contain heterogeneous format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6">
                <table:table-cell table:style-name="ce20" office:value-type="string">
                  <text:p>compressed archive</text:p>
                </table:table-cell>
                <table:table-cell table:style-name="ce20" office:value-type="string">
                  <text:p>Capture can not manage compressed archive</text:p>
                </table:table-cell>
                <table:table-cell table:style-name="ce20" office:value-type="string">
                  <text:p>compressed archive capture supported but wih basic formats (ZIP)</text:p>
                </table:table-cell>
                <table:table-cell table:style-name="ce20" office:value-type="string">
                  <text:p>Manage compressed archives. Multiple format</text:p>
                </table:table-cell>
                <table:table-cell office:value-type="float" office:value="0">
                  <text:p>0</text:p>
                </table:table-cell>
                <table:table-cell table:number-columns-repeated="1019"/>
              </table:table-row>
            </table:table-row-group>
            <table:table-row table:style-name="ro4">
              <table:table-cell office:value-type="string">
                <text:p>Documents Indexing / Classification Indexing</text:p>
              </table:table-cell>
              <table:table-cell table:style-name="ce4" table:number-columns-repeated="3"/>
              <table:table-cell table:number-columns-repeated="4"/>
              <table:table-cell office:value-type="string">
                <text:p>technique</text:p>
              </table:table-cell>
              <table:table-cell table:number-columns-repeated="1015"/>
            </table:table-row>
            <table:table-row-group>
              <table:table-row table:style-name="ro2">
                <table:table-cell table:style-name="ce20" office:value-type="string">
                  <text:p>metadata</text:p>
                </table:table-cell>
                <table:table-cell table:style-name="ce20" office:value-type="string">
                  <text:p>no metadata</text:p>
                </table:table-cell>
                <table:table-cell table:style-name="ce20" office:value-type="string">
                  <text:p>metadata on files </text:p>
                </table:table-cell>
                <table:table-cell table:style-name="ce24" office:value-type="string">
                  <text:p>metadata on files and folders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SDO</text:p>
                </table:table-cell>
                <table:table-cell table:number-columns-repeated="1014"/>
              </table:table-row>
              <table:table-row table:style-name="ro6">
                <table:table-cell table:style-name="ce20" office:value-type="string">
                  <text:p>metadata import</text:p>
                </table:table-cell>
                <table:table-cell table:style-name="ce20" office:value-type="string">
                  <text:p>import not supported</text:p>
                </table:table-cell>
                <table:table-cell table:style-name="ce20" office:value-type="string">
                  <text:p>partially supported</text:p>
                </table:table-cell>
                <table:table-cell table:style-name="ce20" office:value-type="string">
                  <text:p>Import additional attributes and their values hosted in an external metadata registry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SDO</text:p>
                </table:table-cell>
                <table:table-cell table:number-columns-repeated="1014"/>
              </table:table-row>
              <table:table-row table:style-name="ro7">
                <table:table-cell table:style-name="ce20" office:value-type="string">
                  <text:p>classification scheme (hierarchical folder structure)</text:p>
                </table:table-cell>
                <table:table-cell table:style-name="ce20" office:value-type="string">
                  <text:p>no classification scheme</text:p>
                </table:table-cell>
                <table:table-cell table:style-name="ce20" office:value-type="string">
                  <text:p>Capable of placing documents in a classification scheme </text:p>
                </table:table-cell>
                <table:table-cell table:style-name="ce20" office:value-type="string">
                  <text:p>Capable of placing the same document in several classification schemes or in different folders in the same classification scheme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SDO</text:p>
                </table:table-cell>
                <table:table-cell table:number-columns-repeated="1014"/>
              </table:table-row>
            </table:table-row-group>
            <table:table-row table:style-name="ro4">
              <table:table-cell office:value-type="string">
                <text:p>Document Search Functions</text:p>
              </table:table-cell>
              <table:table-cell table:style-name="ce4" table:number-columns-repeated="3"/>
              <table:table-cell table:number-columns-repeated="4"/>
              <table:table-cell office:value-type="string">
                <text:p>technique</text:p>
              </table:table-cell>
              <table:table-cell table:number-columns-repeated="1015"/>
            </table:table-row>
            <table:table-row-group>
              <table:table-row table:style-name="ro6">
                <table:table-cell table:style-name="ce20" office:value-type="string">
                  <text:p>search on metadata</text:p>
                </table:table-cell>
                <table:table-cell table:style-name="ce20" office:value-type="string">
                  <text:p>no search available</text:p>
                </table:table-cell>
                <table:table-cell table:style-name="ce20" office:value-type="string">
                  <text:p>basic search supported</text:p>
                </table:table-cell>
                <table:table-cell table:style-name="ce20" office:value-type="string">
                  <text:p>advanced search on metadata (on files or folders) <text:s/>with boolean operators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4">
                <table:table-cell table:style-name="ce20" office:value-type="string">
                  <text:p>full text search</text:p>
                </table:table-cell>
                <table:table-cell table:style-name="ce20" office:value-type="string">
                  <text:p>no search available</text:p>
                </table:table-cell>
                <table:table-cell table:style-name="ce20" office:value-type="string">
                  <text:p>basic search supported</text:p>
                </table:table-cell>
                <table:table-cell table:style-name="ce20" office:value-type="string">
                  <text:p>advanced search <text:s/>with boolean operators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4">
                <table:table-cell table:style-name="ce20" office:value-type="string">
                  <text:p>document properties search</text:p>
                </table:table-cell>
                <table:table-cell table:style-name="ce20" office:value-type="string">
                  <text:p>no search available</text:p>
                </table:table-cell>
                <table:table-cell table:style-name="ce20" office:value-type="string">
                  <text:p>basic search supported</text:p>
                </table:table-cell>
                <table:table-cell table:style-name="ce20" office:value-type="string">
                  <text:p>advanced search <text:s/>with boolean operators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6">
                <table:table-cell table:style-name="ce20" office:value-type="string">
                  <text:p>wildcards and mispelling</text:p>
                </table:table-cell>
                <table:table-cell table:style-name="ce20" office:value-type="string">
                  <text:p>no wildcard supported</text:p>
                </table:table-cell>
                <table:table-cell table:style-name="ce20" office:value-type="string">
                  <text:p>wildcards but no mispelling</text:p>
                </table:table-cell>
                <table:table-cell table:style-name="ce20" office:value-type="string">
                  <text:p>Ability to search with wildcards and to correct misspellings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KGA</text:p>
                </table:table-cell>
                <table:table-cell table:number-columns-repeated="1014"/>
              </table:table-row>
            </table:table-row-group>
            <table:table-row table:style-name="ro6">
              <table:table-cell office:value-type="string">
                <text:p>Document Search Results display Functions</text:p>
              </table:table-cell>
              <table:table-cell table:style-name="ce4" table:number-columns-repeated="3"/>
              <table:table-cell table:number-columns-repeated="4"/>
              <table:table-cell office:value-type="string">
                <text:p>technique</text:p>
              </table:table-cell>
              <table:table-cell table:number-columns-repeated="1015"/>
            </table:table-row>
            <table:table-row-group>
              <table:table-row table:style-name="ro9">
                <table:table-cell table:style-name="ce20" office:value-type="string">
                  <text:p>search results ordering</text:p>
                </table:table-cell>
                <table:table-cell table:style-name="ce20" office:value-type="string">
                  <text:p>search results can not be re-ordered</text:p>
                </table:table-cell>
                <table:table-cell table:style-name="ce20" office:value-type="string">
                  <text:p>search results can be re-ordered</text:p>
                </table:table-cell>
                <table:table-cell table:style-name="ce20" office:value-type="string">
                  <text:p>Ability to retrieve documents and display documents in descending order or “hits” of the search word with lines of context for the search word or phrase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6">
                <table:table-cell table:style-name="ce20" office:value-type="string">
                  <text:p>search terms highlighted</text:p>
                </table:table-cell>
                <table:table-cell table:style-name="ce20" office:value-type="string">
                  <text:p>not supported</text:p>
                </table:table-cell>
                <table:table-cell table:style-name="ce20" office:value-type="string">
                  <text:p>partially supported</text:p>
                </table:table-cell>
                <table:table-cell table:style-name="ce20" office:value-type="string">
                  <text:p>retrieved documents are displayed with searched terms highlighted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7">
                <table:table-cell table:style-name="ce20" office:value-type="string">
                  <text:p>search query can be saved</text:p>
                </table:table-cell>
                <table:table-cell table:style-name="ce20" office:value-type="string">
                  <text:p>not supported</text:p>
                </table:table-cell>
                <table:table-cell table:style-name="ce20" office:value-type="string">
                  <text:p>search query can be saved and run once again</text:p>
                </table:table-cell>
                <table:table-cell table:style-name="ce20" office:value-type="string">
                  <text:p>search query can be saved for public or private re-use and other external systems use (e.g. parameterized request)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KGA</text:p>
                </table:table-cell>
                <table:table-cell table:number-columns-repeated="1014"/>
              </table:table-row>
            </table:table-row-group>
            <table:table-row table:style-name="ro2">
              <table:table-cell office:value-type="string">
                <text:p>Documents versioning</text:p>
              </table:table-cell>
              <table:table-cell table:style-name="ce4" table:number-columns-repeated="3"/>
              <table:table-cell table:number-columns-repeated="4"/>
              <table:table-cell office:value-type="string">
                <text:p>technique</text:p>
              </table:table-cell>
              <table:table-cell table:number-columns-repeated="1015"/>
            </table:table-row>
            <table:table-row-group>
              <table:table-row table:style-name="ro4">
                <table:table-cell table:style-name="ce22" office:value-type="string">
                  <text:p>check-in/check-out</text:p>
                </table:table-cell>
                <table:table-cell table:style-name="ce22" office:value-type="string">
                  <text:p>not supported</text:p>
                </table:table-cell>
                <table:table-cell table:style-name="ce22" office:value-type="string">
                  <text:p>basic check-in/check-out supported</text:p>
                </table:table-cell>
                <table:table-cell table:style-name="ce25" office:value-type="string">
                  <text:p>Ability to manage versioning, with check-in / check-out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SDO</text:p>
                </table:table-cell>
                <table:table-cell table:number-columns-repeated="1014"/>
              </table:table-row>
              <table:table-row table:style-name="ro4">
                <table:table-cell table:style-name="ce22" office:value-type="string">
                  <text:p>Actions tracking</text:p>
                </table:table-cell>
                <table:table-cell table:style-name="ce22" office:value-type="string">
                  <text:p>not supported</text:p>
                </table:table-cell>
                <table:table-cell table:style-name="ce22" office:value-type="string">
                  <text:p>action tracking basically supported</text:p>
                </table:table-cell>
                <table:table-cell table:style-name="ce22" office:value-type="string">
                  <text:p>track the actions on each version of a document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SDO</text:p>
                </table:table-cell>
                <table:table-cell table:number-columns-repeated="1014"/>
              </table:table-row>
              <table:table-row table:style-name="ro6">
                <table:table-cell table:style-name="ce22" office:value-type="string">
                  <text:p>versions independant</text:p>
                </table:table-cell>
                <table:table-cell table:style-name="ce22" office:value-type="string">
                  <text:p>not supported</text:p>
                </table:table-cell>
                <table:table-cell table:style-name="ce22" office:value-type="string">
                  <text:p>partially supported</text:p>
                </table:table-cell>
                <table:table-cell table:style-name="ce25" office:value-type="string">
                  <text:p>Ability to retrieve different versions as if they were independent documents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SDO</text:p>
                </table:table-cell>
                <table:table-cell table:number-columns-repeated="1014"/>
              </table:table-row>
            </table:table-row-group>
            <table:table-row table:style-name="ro4">
              <table:table-cell office:value-type="string">
                <text:p>Documents storage / archiving</text:p>
              </table:table-cell>
              <table:table-cell table:style-name="ce4" table:number-columns-repeated="3"/>
              <table:table-cell table:number-columns-repeated="4"/>
              <table:table-cell office:value-type="string">
                <text:p>technique</text:p>
              </table:table-cell>
              <table:table-cell table:number-columns-repeated="1015"/>
            </table:table-row>
            <table:table-row-group>
              <table:table-row table:style-name="ro5">
                <table:table-cell table:style-name="ce22" office:value-type="string">
                  <text:p>archiving</text:p>
                </table:table-cell>
                <table:table-cell table:style-name="ce22" office:value-type="string">
                  <text:p>no archiving supported</text:p>
                </table:table-cell>
                <table:table-cell table:style-name="ce22" office:value-type="string">
                  <text:p>manual archiving only</text:p>
                </table:table-cell>
                <table:table-cell table:style-name="ce22" office:value-type="string">
                  <text:p>Ability to automatically archive (remove or move) documents, based on criteria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SDO</text:p>
                </table:table-cell>
                <table:table-cell table:number-columns-repeated="1014"/>
              </table:table-row>
              <table:table-row table:style-name="ro5">
                <table:table-cell table:style-name="ce22" office:value-type="string">
                  <text:p>archive notification</text:p>
                </table:table-cell>
                <table:table-cell table:style-name="ce22" office:value-type="string">
                  <text:p>no notification</text:p>
                </table:table-cell>
                <table:table-cell table:style-name="ce22" office:value-type="string">
                  <text:p>manual notifications</text:p>
                </table:table-cell>
                <table:table-cell table:style-name="ce25" office:value-type="string">
                  <text:p>Ability to automatically receive notifications when documents can be archived, retired, destroyed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SDO</text:p>
                </table:table-cell>
                <table:table-cell table:number-columns-repeated="1014"/>
              </table:table-row>
              <table:table-row table:style-name="ro7">
                <table:table-cell table:style-name="ce22" office:value-type="string">
                  <text:p>Document retention</text:p>
                </table:table-cell>
                <table:table-cell table:style-name="ce22" office:value-type="string">
                  <text:p>deletion can only be done by an operator</text:p>
                </table:table-cell>
                <table:table-cell table:style-name="ce22" office:value-type="string">
                  <text:p>retention time can be used to delete a document</text:p>
                </table:table-cell>
                <table:table-cell table:style-name="ce22" office:value-type="string">
                  <text:p>Ability to allow authorized personnel to assign delete criteria based on time, event or combination of time and event</text:p>
                </table:table-cell>
                <table:table-cell office:value-type="float" office:value="1">
                  <text:p>1</text:p>
                </table:table-cell>
                <table:table-cell table:number-columns-repeated="4"/>
                <table:table-cell office:value-type="string">
                  <text:p>SDO</text:p>
                </table:table-cell>
                <table:table-cell table:number-columns-repeated="1014"/>
              </table:table-row>
            </table:table-row-group>
            <table:table-row table:style-name="ro4">
              <table:table-cell office:value-type="string">
                <text:p>Documents security and confidentiality</text:p>
              </table:table-cell>
              <table:table-cell table:style-name="ce4" table:number-columns-repeated="3"/>
              <table:table-cell table:number-columns-repeated="4"/>
              <table:table-cell office:value-type="string">
                <text:p>technique</text:p>
              </table:table-cell>
              <table:table-cell table:number-columns-repeated="1015"/>
            </table:table-row>
            <table:table-row-group>
              <table:table-row-group>
                <table:table-row table:style-name="ro6">
                  <table:table-cell table:style-name="ce22" office:value-type="string">
                    <text:p>individual access rights</text:p>
                  </table:table-cell>
                  <table:table-cell table:style-name="ce22" office:value-type="string">
                    <text:p>access rights on documents not supported</text:p>
                  </table:table-cell>
                  <table:table-cell table:style-name="ce22" office:value-type="string">
                    <text:p>access rights can be assigned only for groups</text:p>
                  </table:table-cell>
                  <table:table-cell table:style-name="ce25" office:value-type="string">
                    <text:p>Ability to assign access rights to groups of users but also to named users</text:p>
                  </table:table-cell>
                  <table:table-cell office:value-type="float" office:value="1">
                    <text:p>1</text:p>
                  </table:table-cell>
                  <table:table-cell table:number-columns-repeated="4"/>
                  <table:table-cell office:value-type="string">
                    <text:p>KGA</text:p>
                  </table:table-cell>
                  <table:table-cell table:number-columns-repeated="1014"/>
                </table:table-row>
                <table:table-row table:style-name="ro5">
                  <table:table-cell table:style-name="ce22" office:value-type="string">
                    <text:p>levels of access rights</text:p>
                  </table:table-cell>
                  <table:table-cell table:style-name="ce22" office:value-type="string">
                    <text:p>access rights on documents not supported</text:p>
                  </table:table-cell>
                  <table:table-cell table:style-name="ce22" office:value-type="string">
                    <text:p>only read-right accesse can be assigned on a document</text:p>
                  </table:table-cell>
                  <table:table-cell table:style-name="ce25" office:value-type="string">
                    <text:p>Ability to assign different levels of access: read-only access, read-write access, delete access</text:p>
                  </table:table-cell>
                  <table:table-cell office:value-type="float" office:value="1">
                    <text:p>1</text:p>
                  </table:table-cell>
                  <table:table-cell table:number-columns-repeated="4"/>
                  <table:table-cell office:value-type="string">
                    <text:p>KGA</text:p>
                  </table:table-cell>
                  <table:table-cell table:number-columns-repeated="1014"/>
                </table:table-row>
                <table:table-row table:style-name="ro6">
                  <table:table-cell table:style-name="ce22" office:value-type="string">
                    <text:p>access restrictions</text:p>
                  </table:table-cell>
                  <table:table-cell table:style-name="ce22" office:value-type="string">
                    <text:p>access restriction not supported</text:p>
                  </table:table-cell>
                  <table:table-cell table:style-name="ce22" office:value-type="string">
                    <text:p>Ability to restrict access for a document or a folder</text:p>
                  </table:table-cell>
                  <table:table-cell table:style-name="ce25" office:value-type="string">
                    <text:p>Ability to restrict access for a set of documents defined through a query on metadata</text:p>
                  </table:table-cell>
                  <table:table-cell office:value-type="string">
                    <text:p>?</text:p>
                  </table:table-cell>
                  <table:table-cell table:number-columns-repeated="1019"/>
                </table:table-row>
              </table:table-row-group>
              <table:table-row table:style-name="ro2">
                <table:table-cell office:value-type="string">
                  <text:p>Offline use</text:p>
                </table:table-cell>
                <table:table-cell table:style-name="ce4" table:number-columns-repeated="3"/>
                <table:table-cell table:number-columns-repeated="4"/>
                <table:table-cell office:value-type="string">
                  <text:p>technique</text:p>
                </table:table-cell>
                <table:table-cell table:number-columns-repeated="1015"/>
              </table:table-row>
              <table:table-row-group>
                <table:table-row table:style-name="ro9">
                  <table:table-cell table:style-name="ce22" office:value-type="string">
                    <text:p>export of a subset of documents</text:p>
                  </table:table-cell>
                  <table:table-cell table:style-name="ce22" office:value-type="string">
                    <text:p>not supported</text:p>
                  </table:table-cell>
                  <table:table-cell table:style-name="ce22" office:value-type="string">
                    <text:p>Export of a subset of the document base on a workstation for further offline use is supported but further synchronization impossible</text:p>
                  </table:table-cell>
                  <table:table-cell table:style-name="ce22" office:value-type="string">
                    <text:p>Export of a subset of the document base on a workstation for further offline use is supported. The base is updated through synchronisation</text:p>
                  </table:table-cell>
                  <table:table-cell office:value-type="float" office:value="1">
                    <text:p>1</text:p>
                  </table:table-cell>
                  <table:table-cell table:number-columns-repeated="4"/>
                  <table:table-cell office:value-type="string">
                    <text:p>SDO</text:p>
                  </table:table-cell>
                  <table:table-cell table:number-columns-repeated="1014"/>
                </table:table-row>
                <table:table-row table:style-name="ro9">
                  <table:table-cell table:style-name="ce22" office:value-type="string">
                    <text:p>update of exported documents</text:p>
                  </table:table-cell>
                  <table:table-cell table:style-name="ce22" office:value-type="string">
                    <text:p>not supported</text:p>
                  </table:table-cell>
                  <table:table-cell table:style-name="ce22" office:value-type="string">
                    <text:p>supports the modifications on a single document in a synchronised subset but further synchronization impossible</text:p>
                  </table:table-cell>
                  <table:table-cell table:style-name="ce22" office:value-type="string">
                    <text:p>supports the modifications on a single document in a synchronised subset with updating of the master document base upon synchronisation</text:p>
                  </table:table-cell>
                  <table:table-cell office:value-type="float" office:value="1">
                    <text:p>1</text:p>
                  </table:table-cell>
                  <table:table-cell table:number-columns-repeated="4"/>
                  <table:table-cell office:value-type="string">
                    <text:p>SDO</text:p>
                  </table:table-cell>
                  <table:table-cell table:number-columns-repeated="1014"/>
                </table:table-row>
              </table:table-row-group>
            </table:table-row-group>
          </table:table-row-group>
          <table:table-row table:style-name="ro2">
            <table:table-cell table:style-name="ce21" office:value-type="string">
              <text:p>Web Content Management</text:p>
            </table:table-cell>
            <table:table-cell table:style-name="ce8" table:number-columns-repeated="3"/>
            <table:table-cell table:style-name="ce10"/>
            <table:table-cell table:style-name="ce28" office:value-type="string">
              <text:p>eXo WCM</text:p>
            </table:table-cell>
            <table:table-cell table:style-name="ce32"/>
            <table:table-cell table:style-name="ce37"/>
            <table:table-cell table:style-name="ce42"/>
            <table:table-cell table:number-columns-repeated="1015"/>
          </table:table-row>
          <table:table-row-group>
            <table:table-row table:style-name="ro6">
              <table:table-cell table:style-name="ce4" office:value-type="string">
                <text:p>contents previsualisation function in the portal context</text:p>
              </table:table-cell>
              <table:table-cell table:style-name="ce4" office:value-type="string">
                <text:p>no contents previsualisation function </text:p>
              </table:table-cell>
              <table:table-cell table:style-name="ce4" office:value-type="string">
                <text:p>contents previsualisation function in the portal context is partial </text:p>
              </table:table-cell>
              <table:table-cell table:style-name="ce4" office:value-type="string">
                <text:p>contents previsualisation function in the portal context is integrated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5">
              <table:table-cell table:style-name="ce4" office:value-type="string">
                <text:p>contents previsualisation function except portal context</text:p>
              </table:table-cell>
              <table:table-cell table:style-name="ce4" office:value-type="string">
                <text:p>no contents previsualisation function</text:p>
              </table:table-cell>
              <table:table-cell table:style-name="ce4" office:value-type="string">
                <text:p>contents previsualisation function don't work correctly</text:p>
              </table:table-cell>
              <table:table-cell table:style-name="ce4" office:value-type="string">
                <text:p>contents previsualisation function except portal context disponible: WYSIWYG contents 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</table:table-row-group>
          <table:table-row table:style-name="ro2">
            <table:table-cell table:style-name="ce3" office:value-type="string">
              <text:p>Communication Suite</text:p>
            </table:table-cell>
            <table:table-cell table:style-name="ce8" table:number-columns-repeated="3"/>
            <table:table-cell table:style-name="ce10"/>
            <table:table-cell table:style-name="ce28" office:value-type="string">
              <text:p>eXo CS</text:p>
            </table:table-cell>
            <table:table-cell table:style-name="ce32"/>
            <table:table-cell table:style-name="ce37"/>
            <table:table-cell table:style-name="ce42"/>
            <table:table-cell table:number-columns-repeated="1015"/>
          </table:table-row>
          <table:table-row-group>
            <table:table-row table:style-name="ro2">
              <table:table-cell office:value-type="string">
                <text:p>calendar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2">
              <table:table-cell office:value-type="string">
                <text:p>webmail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2">
              <table:table-cell office:value-type="string">
                <text:p>agenda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6">
              <table:table-cell office:value-type="string">
                <text:p>connexion with mail server</text:p>
              </table:table-cell>
              <table:table-cell office:value-type="string">
                <text:p>none (mail server integrated)</text:p>
              </table:table-cell>
              <table:table-cell office:value-type="string">
                <text:p>few mail servers supported</text:p>
              </table:table-cell>
              <table:table-cell office:value-type="string">
                <text:p>connexion with standards and most popular mail servers supported</text:p>
              </table:table-cell>
              <table:table-cell office:value-type="float" office:value="1">
                <text:p>1</text:p>
              </table:table-cell>
              <table:table-cell office:value-type="string">
                <text:p>intégration avec Notes</text:p>
              </table:table-cell>
              <table:table-cell table:number-columns-repeated="2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address book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newsletter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alert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</table:table-row-group>
          <table:table-row table:style-name="ro2">
            <table:table-cell table:style-name="ce3" office:value-type="string">
              <text:p>Knowledge suite</text:p>
            </table:table-cell>
            <table:table-cell table:style-name="ce8" table:number-columns-repeated="3"/>
            <table:table-cell table:style-name="ce10"/>
            <table:table-cell table:style-name="ce28"/>
            <table:table-cell table:style-name="ce32"/>
            <table:table-cell table:style-name="ce37"/>
            <table:table-cell table:style-name="ce42"/>
            <table:table-cell table:number-columns-repeated="1015"/>
          </table:table-row>
          <table:table-row-group>
            <table:table-row table:style-name="ro2">
              <table:table-cell office:value-type="string">
                <text:p>wiki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blog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2">
              <table:table-cell office:value-type="string">
                <text:p>FAQ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2">
              <table:table-cell office:value-type="string">
                <text:p>forum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chat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1019"/>
            </table:table-row>
            <table:table-row table:style-name="ro4">
              <table:table-cell office:value-type="string">
                <text:p>news management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SMS management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</table:table-row-group>
          <table:table-row table:style-name="ro2">
            <table:table-cell table:style-name="ce3" office:value-type="string">
              <text:p>Additional modules</text:p>
            </table:table-cell>
            <table:table-cell table:style-name="ce8" table:number-columns-repeated="3"/>
            <table:table-cell table:style-name="ce10"/>
            <table:table-cell table:style-name="ce28"/>
            <table:table-cell table:style-name="ce32"/>
            <table:table-cell table:style-name="ce37"/>
            <table:table-cell table:style-name="ce42"/>
            <table:table-cell table:number-columns-repeated="1015"/>
          </table:table-row>
          <table:table-row-group>
            <table:table-row table:style-name="ro2">
              <table:table-cell office:value-type="string">
                <text:p>weather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 table:style-name="ro4">
              <table:table-cell office:value-type="string">
                <text:p>itinerary search module (Mappy like)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 table:style-name="ro4">
              <table:table-cell office:value-type="string">
                <text:p>localization module (Google Maps like)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 table:style-name="ro2">
              <table:table-cell office:value-type="string">
                <text:p>notes module (todo list)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Access to Google widgets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 table:style-name="ro2">
              <table:table-cell office:value-type="string">
                <text:p>Traduction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 table:style-name="ro4">
              <table:table-cell office:value-type="string">
                <text:p>Dictionnary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office:value-type="string">
                <text:p>portail gestionnaire</text:p>
              </table:table-cell>
              <table:table-cell table:number-columns-repeated="2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2">
              <table:table-cell office:value-type="string">
                <text:p>Video player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0">
                <text:p>0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table:number-columns-repeated="1015"/>
            </table:table-row>
            <table:table-row table:style-name="ro2">
              <table:table-cell office:value-type="string">
                <text:p>workflow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table:number-columns-repeated="4"/>
              <table:table-cell office:value-type="string">
                <text:p>generique</text:p>
              </table:table-cell>
              <table:table-cell table:number-columns-repeated="1015"/>
            </table:table-row>
            <table:table-row-group>
              <table:table-row table:style-name="ro4">
                <table:table-cell table:style-name="ce20" office:value-type="string">
                  <text:p>automatic notification</text:p>
                </table:table-cell>
                <table:table-cell table:style-name="ce20" office:value-type="string">
                  <text:p>no notification</text:p>
                </table:table-cell>
                <table:table-cell table:style-name="ce20" office:value-type="string">
                  <text:p>manual notification</text:p>
                </table:table-cell>
                <table:table-cell table:style-name="ce20" office:value-type="string">
                  <text:p>automatic notifications of tasks to be performed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technique</text:p>
                </table:table-cell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5">
                <table:table-cell table:style-name="ce20" office:value-type="string">
                  <text:p>automatic launch of workflow</text:p>
                </table:table-cell>
                <table:table-cell table:style-name="ce20" office:value-type="string">
                  <text:p>no automatic launch</text:p>
                </table:table-cell>
                <table:table-cell table:style-name="ce20" office:value-type="string">
                  <text:p>automatic launch supported but only upon receipt document</text:p>
                </table:table-cell>
                <table:table-cell table:style-name="ce20" office:value-type="string">
                  <text:p>workflow process can be automatically launched upon receipt of a document or database change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technique</text:p>
                </table:table-cell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6">
                <table:table-cell table:style-name="ce20" office:value-type="string">
                  <text:p>time tracking </text:p>
                </table:table-cell>
                <table:table-cell table:style-name="ce20" office:value-type="string">
                  <text:p>no time tracking</text:p>
                </table:table-cell>
                <table:table-cell table:style-name="ce20" office:value-type="string">
                  <text:p>elapsed time in workflow steps can be basically tracked</text:p>
                </table:table-cell>
                <table:table-cell table:style-name="ce20" office:value-type="string">
                  <text:p>elapsed time in workflow steps can be finely tracked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technique</text:p>
                </table:table-cell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6">
                <table:table-cell table:style-name="ce20" office:value-type="string">
                  <text:p>file attachment</text:p>
                </table:table-cell>
                <table:table-cell table:style-name="ce20" office:value-type="string">
                  <text:p>no file attachment within workflow</text:p>
                </table:table-cell>
                <table:table-cell table:style-name="ce20" office:value-type="string">
                  <text:p>file attachments within a workflow is supported</text:p>
                </table:table-cell>
                <table:table-cell table:style-name="ce20" office:value-type="string">
                  <text:p>file attachments within a workflow is supported and can be fully managed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technique</text:p>
                </table:table-cell>
                <table:table-cell office:value-type="string">
                  <text:p>KGA</text:p>
                </table:table-cell>
                <table:table-cell table:number-columns-repeated="1014"/>
              </table:table-row>
              <table:table-row table:style-name="ro4">
                <table:table-cell table:style-name="ce20" office:value-type="string">
                  <text:p>workflow management</text:p>
                </table:table-cell>
                <table:table-cell table:style-name="ce20" office:value-type="string">
                  <text:p>no administration interface available</text:p>
                </table:table-cell>
                <table:table-cell table:style-name="ce20" office:value-type="string">
                  <text:p>administration module for workflows available</text:p>
                </table:table-cell>
                <table:table-cell table:style-name="ce20" office:value-type="string">
                  <text:p>web-based administration module for workflows</text:p>
                </table:table-cell>
                <table:table-cell office:value-type="float" office:value="1">
                  <text:p>1</text:p>
                </table:table-cell>
                <table:table-cell table:number-columns-repeated="3"/>
                <table:table-cell office:value-type="string">
                  <text:p>technique</text:p>
                </table:table-cell>
                <table:table-cell office:value-type="string">
                  <text:p>KGA</text:p>
                </table:table-cell>
                <table:table-cell table:number-columns-repeated="1014"/>
              </table:table-row>
            </table:table-row-group>
            <table:table-row table:style-name="ro2">
              <table:table-cell office:value-type="string">
                <text:p>survey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print management module</text:p>
              </table:table-cell>
              <table:table-cell office:value-type="string">
                <text:p>none</text:p>
              </table:table-cell>
              <table:table-cell office:value-type="string">
                <text:p>partial</text:p>
              </table:table-cell>
              <table:table-cell office:value-type="string">
                <text:p>module natively available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YHA</text:p>
              </table:table-cell>
              <table:table-cell table:number-columns-repeated="1014"/>
            </table:table-row>
          </table:table-row-group>
        </table:table-row-group>
        <table:table-row table:style-name="ro2">
          <table:table-cell table:style-name="ce2" office:value-type="string">
            <text:p>Client side</text:p>
          </table:table-cell>
          <table:table-cell table:style-name="ce2" table:number-columns-repeated="3"/>
          <table:table-cell table:style-name="ce27"/>
          <table:table-cell table:style-name="ce30"/>
          <table:table-cell table:style-name="ce34"/>
          <table:table-cell table:style-name="ce39"/>
          <table:table-cell table:style-name="ce44"/>
          <table:table-cell table:number-columns-repeated="1015"/>
        </table:table-row>
        <table:table-row-group>
          <table:table-row-group>
            <table:table-row table:style-name="ro4">
              <table:table-cell office:value-type="string">
                <text:p>supported browsers</text:p>
              </table:table-cell>
              <table:table-cell office:value-type="string">
                <text:p>only one supported</text:p>
              </table:table-cell>
              <table:table-cell office:value-type="string">
                <text:p>only few supported (typically IE and FF)</text:p>
              </table:table-cell>
              <table:table-cell office:value-type="string">
                <text:p>supports a large variety of browsers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VCO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page weight average</text:p>
              </table:table-cell>
              <table:table-cell office:value-type="string">
                <text:p>heavy page weight (&gt; 300Ko)</text:p>
              </table:table-cell>
              <table:table-cell office:value-type="string">
                <text:p>medium page weight (&lt;300Ko and &gt;60Ko)</text:p>
              </table:table-cell>
              <table:table-cell office:value-type="string">
                <text:p>low page weight (&lt;60Ko)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string">
                <text:p>technique</text:p>
              </table:table-cell>
              <table:table-cell office:value-type="string">
                <text:p>VCO</text:p>
              </table:table-cell>
              <table:table-cell table:number-columns-repeated="1014"/>
            </table:table-row>
            <table:table-row table:style-name="ro4">
              <table:table-cell office:value-type="string">
                <text:p>Multi device</text:p>
              </table:table-cell>
              <table:table-cell office:value-type="string">
                <text:p>only available on PC</text:p>
              </table:table-cell>
              <table:table-cell office:value-type="string">
                <text:p>available on PC and mobile/smart phones</text:p>
              </table:table-cell>
              <table:table-cell office:value-type="string">
                <text:p>Multi-devices (PC, WAP, iMode, Voice, PDA, …)</text:p>
              </table:table-cell>
              <table:table-cell office:value-type="float" office:value="1">
                <text:p>1</text:p>
              </table:table-cell>
              <table:table-cell/>
              <table:table-cell table:style-name="ce35"/>
              <table:table-cell table:style-name="ce40"/>
              <table:table-cell office:value-type="string">
                <text:p>generique</text:p>
              </table:table-cell>
              <table:table-cell office:value-type="string">
                <text:p>VCO</text:p>
              </table:table-cell>
              <table:table-cell table:number-columns-repeated="1014"/>
            </table:table-row>
          </table:table-row-group>
        </table:table-row-group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 table:number-rows-repeated="2">
          <table:table-cell table:style-name="ce7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7"/>
          <table:table-cell table:style-name="Default" table:number-columns-repeated="8"/>
          <table:table-cell table:number-columns-repeated="1015"/>
        </table:table-row>
      </table:table>
      <table:table table:name="Financial Criteria" table:style-name="ta3" table:print="false">
        <table:table-column table:style-name="co11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49" table:default-cell-style-name="Default"/>
        <table:table-column table:style-name="co5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Software family</text:p>
          </table:table-cell>
          <table:table-cell table:style-name="ce5" office:value-type="string">
            <text:p>portal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2" office:value-type="string">
            <text:p>QSOS version</text:p>
          </table:table-cell>
          <table:table-cell table:style-name="ce5" office:value-type="string">
            <text:p>1.7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2" office:value-type="string">
            <text:p>Template version</text:p>
          </table:table-cell>
          <table:table-cell table:style-name="ce5" office:value-type="string">
            <text:p>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13" office:value-type="string" table:number-columns-spanned="3" table:number-rows-spanned="1">
            <text:p>Qualification : charge et répartition</text:p>
          </table:table-cell>
          <table:covered-table-cell table:style-name="ce16"/>
          <table:covered-table-cell table:style-name="ce18"/>
          <table:table-cell table:number-columns-repeated="1015"/>
        </table:table-row>
        <table:table-row table:style-name="ro3">
          <table:table-cell table:style-name="ce2" office:value-type="string">
            <text:p>Criterion</text:p>
          </table:table-cell>
          <table:table-cell table:style-name="ce2" office:value-type="string">
            <text:p>Score 0</text:p>
          </table:table-cell>
          <table:table-cell table:style-name="ce2" office:value-type="string">
            <text:p>Score 1</text:p>
          </table:table-cell>
          <table:table-cell table:style-name="ce2" office:value-type="string">
            <text:p>Score 2</text:p>
          </table:table-cell>
          <table:table-cell table:style-name="ce2" office:value-type="string">
            <office:annotation draw:style-name="gr3" draw:text-style-name="P2" svg:width="3.567cm" svg:height="2.241cm" svg:x="23.436cm" svg:y="2.952cm" draw:caption-point-x="-0.429cm" draw:caption-point-y="0.274cm">
              <dc:date>2010-04-19T00:00:00</dc:date>
              <text:p text:style-name="P1"><text:span text:style-name="T1">edorso:</text:span></text:p>
              <text:p text:style-name="P1"><text:span text:style-name="T2">0 = on n'en tient pas compte</text:span></text:p>
              <text:p text:style-name="P1"><text:span text:style-name="T2">1 = critère retenu</text:span></text:p>
              <text:p text:style-name="P1"><text:span text:style-name="T2">? = on ne sait pas encore</text:span></text:p>
              <text:p text:style-name="P1"><text:span text:style-name="T2"/></text:p>
            </office:annotation>
            <text:p>Points Almerys</text:p>
          </table:table-cell>
          <table:table-cell table:style-name="ce2" office:value-type="string">
            <text:p>commentaires</text:p>
          </table:table-cell>
          <table:table-cell table:style-name="ce14" office:value-type="string">
            <office:annotation draw:style-name="gr3" draw:text-style-name="P2" svg:width="3.576cm" svg:height="2.014cm" svg:x="28.112cm" svg:y="2.952cm" draw:caption-point-x="-0.426cm" draw:caption-point-y="0.274cm">
              <dc:date>2010-04-19T00:00:00</dc:date>
              <text:p text:style-name="P1"><text:span text:style-name="T1">edorso:</text:span></text:p>
              <text:p text:style-name="P1"><text:span text:style-name="T2">qualification basique = lecture de datasheet</text:span></text:p>
            </office:annotation>
            <text:p>qualification basique</text:p>
          </table:table-cell>
          <table:table-cell table:style-name="ce17" office:value-type="string">
            <office:annotation draw:style-name="gr3" draw:text-style-name="P2" svg:width="3.568cm" svg:height="2.014cm" svg:x="33.243cm" svg:y="2.952cm" draw:caption-point-x="-0.429cm" draw:caption-point-y="0.274cm">
              <dc:date>2010-04-19T00:00:00</dc:date>
              <text:p text:style-name="P1"><text:span text:style-name="T1">edorso:</text:span></text:p>
              <text:p text:style-name="P1"><text:span text:style-name="T1">qualification complète = lecture datasheet + prototypages + tests</text:span></text:p>
              <text:p text:style-name="P1"><text:span text:style-name="T2"/></text:p>
            </office:annotation>
            <text:p>qualification complète</text:p>
          </table:table-cell>
          <table:table-cell table:style-name="ce19" office:value-type="string">
            <text:p>qui ?</text:p>
          </table:table-cell>
          <table:table-cell table:number-columns-repeated="1015"/>
        </table:table-row>
        <table:table-row table:style-name="ro8">
          <table:table-cell table:style-name="ce2" office:value-type="string">
            <text:p>Portal Component</text:p>
          </table:table-cell>
          <table:table-cell table:style-name="ce2" table:number-columns-repeated="3"/>
          <table:table-cell table:style-name="ce11"/>
          <table:table-cell table:number-columns-repeated="1019"/>
        </table:table-row>
        <table:table-row-group>
          <table:table-row table:style-name="ro2">
            <table:table-cell table:style-name="ce3" office:value-type="string">
              <text:p>Pricing</text:p>
            </table:table-cell>
            <table:table-cell table:style-name="ce8" table:number-columns-repeated="3"/>
            <table:table-cell table:style-name="ce11"/>
            <table:table-cell table:number-columns-repeated="3"/>
            <table:table-cell office:value-type="string">
              <text:p>generique</text:p>
            </table:table-cell>
            <table:table-cell office:value-type="string">
              <text:p>FME</text:p>
            </table:table-cell>
            <table:table-cell table:number-columns-repeated="1014"/>
          </table:table-row>
          <table:table-row-group>
            <table:table-row table:style-name="ro2">
              <table:table-cell table:style-name="ce6" office:value-type="string">
                <text:p>Licences needed.</text:p>
              </table:table-cell>
              <table:table-cell table:style-name="ce4" table:number-columns-repeated="2"/>
              <table:table-cell table:style-name="ce6"/>
              <table:table-cell table:style-name="ce11"/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  <table:table-row table:style-name="ro2">
              <table:table-cell table:style-name="ce6" office:value-type="string">
                <text:p>Software maintenance annual cost.</text:p>
              </table:table-cell>
              <table:table-cell table:style-name="ce4" table:number-columns-repeated="2"/>
              <table:table-cell table:style-name="ce6"/>
              <table:table-cell table:style-name="ce11"/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  <table:table-row table:style-name="ro2">
              <table:table-cell table:style-name="ce4" office:value-type="string">
                <text:p>Training cost.</text:p>
              </table:table-cell>
              <table:table-cell table:style-name="ce4" table:number-columns-repeated="3"/>
              <table:table-cell table:style-name="ce11"/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  <table:table-row table:style-name="ro2">
              <table:table-cell table:style-name="ce6" office:value-type="string">
                <text:p>Expert day cost.</text:p>
              </table:table-cell>
              <table:table-cell table:style-name="ce6" table:number-columns-repeated="3"/>
              <table:table-cell table:style-name="ce11"/>
              <table:table-cell table:number-columns-repeated="3"/>
              <table:table-cell office:value-type="string">
                <text:p>gener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  <table:table-row table:style-name="ro2">
              <table:table-cell table:style-name="ce4" office:value-type="string">
                <text:p>Number of administrators required.</text:p>
              </table:table-cell>
              <table:table-cell table:style-name="ce4" table:number-columns-repeated="3"/>
              <table:table-cell table:number-columns-repeated="4"/>
              <table:table-cell office:value-type="string">
                <text:p>gener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  <table:table-row table:style-name="ro2">
              <table:table-cell table:style-name="ce4" office:value-type="string">
                <text:p>Updated version cost.</text:p>
              </table:table-cell>
              <table:table-cell table:style-name="ce4" table:number-columns-repeated="3"/>
              <table:table-cell table:number-columns-repeated="4"/>
              <table:table-cell office:value-type="string">
                <text:p>generique</text:p>
              </table:table-cell>
              <table:table-cell office:value-type="string">
                <text:p>FME</text:p>
              </table:table-cell>
              <table:table-cell table:number-columns-repeated="1014"/>
            </table:table-row>
          </table:table-row-group>
        </table:table-row-group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</table:table>
      <table:named-expressions>
        <table:named-range table:name="Excel_BuiltIn__FilterDatabase_1" table:base-cell-address="$'Generic Criteria'.$A$1" table:cell-range-address="$'Generic Criteria'.$A$8:.$I$8"/>
        <table:named-range table:name="Excel_BuiltIn__FilterDatabase_2" table:base-cell-address="$'Generic Criteria'.$A$1" table:cell-range-address="$'Portal Criteria'.$A$8:.$J$175"/>
        <table:named-expression table:name="NIV2_Essentiel" table:base-cell-address="$'Generic Criteria'.$A$1" table:expression="['file:///U:/edorso/Portail%20SIP/16-%20%C3%A9tude%20portail/results/Archives/Portals%20criterias%20v1.0%20avec%20eXo.xls'#$Parameters.$D$17]"/>
        <table:named-expression table:name="NIV2_Intéressant" table:base-cell-address="$'Generic Criteria'.$A$1" table:expression="['file:///U:/edorso/Portail%20SIP/16-%20%C3%A9tude%20portail/results/Archives/Portals%20criterias%20v1.0%20avec%20eXo.xls'#$Parameters.$D$15]"/>
        <table:named-expression table:name="NIV2_Utile" table:base-cell-address="$'Generic Criteria'.$A$1" table:expression="['file:///U:/edorso/Portail%20SIP/16-%20%C3%A9tude%20portail/results/Archives/Portals%20criterias%20v1.0%20avec%20eXo.xls'#$Parameters.$D$16]"/>
        <table:named-expression table:name="NIV3_Essentiel" table:base-cell-address="$'Generic Criteria'.$A$1" table:expression="['file:///U:/edorso/Portail%20SIP/16-%20%C3%A9tude%20portail/results/Archives/Portals%20criterias%20v1.0%20avec%20eXo.xls'#$Parameters.$D$24]"/>
        <table:named-expression table:name="NIV3_Intéressant" table:base-cell-address="$'Generic Criteria'.$A$1" table:expression="['file:///U:/edorso/Portail%20SIP/16-%20%C3%A9tude%20portail/results/Archives/Portals%20criterias%20v1.0%20avec%20eXo.xls'#$Parameters.$D$22]"/>
        <table:named-expression table:name="NIV3_Utile" table:base-cell-address="$'Generic Criteria'.$A$1" table:expression="['file:///U:/edorso/Portail%20SIP/16-%20%C3%A9tude%20portail/results/Archives/Portals%20criterias%20v1.0%20avec%20eXo.xls'#$Parameters.$D$23]"/>
        <table:named-expression table:name="note_Bien" table:base-cell-address="$'Generic Criteria'.$A$1" table:expression="['file:///U:/edorso/Portail%20SIP/16-%20%C3%A9tude%20portail/results/Archives/Portals%20criterias%20v1.0%20avec%20eXo.xls'#$Parameters.$D$9]"/>
        <table:named-expression table:name="note_Excellent" table:base-cell-address="$'Generic Criteria'.$A$1" table:expression="['file:///U:/edorso/Portail%20SIP/16-%20%C3%A9tude%20portail/results/Archives/Portals%20criterias%20v1.0%20avec%20eXo.xls'#$Parameters.$D$10]"/>
        <table:named-expression table:name="note_Moyen" table:base-cell-address="$'Generic Criteria'.$A$1" table:expression="['file:///U:/edorso/Portail%20SIP/16-%20%C3%A9tude%20portail/results/Archives/Portals%20criterias%20v1.0%20avec%20eXo.xls'#$Parameters.$D$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number-style style:name="N121">
      <number:number number:decimal-places="1" number:min-integer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scale-to="6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19/04/2010</text:date>, <text:time>09:5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ic_20_Criteria" style:display-name="PageStyle_Generic Criteria" style:page-layout-name="Mpm3">
      <style:header>
        <style:region-right>
          <text:p><text:span text:style-name="MT1">http://www.qsos.og</text:span></text:p>
        </style:region-right>
      </style:header>
      <style:header-left style:display="false">
        <style:region-right>
          <text:p><text:span text:style-name="MT1">http://www.qsos.og</text:span></text:p>
        </style:region-right>
      </style:header-left>
      <style:footer>
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</style:footer-left>
    </style:master-page>
    <style:master-page style:name="PageStyle_5f_Portal_20_Criteria" style:display-name="PageStyle_Portal Criteria" style:page-layout-name="Mpm3">
      <style:header>
        <style:region-right>
          <text:p><text:span text:style-name="MT1">http://www.qsos.og</text:span></text:p>
        </style:region-right>
      </style:header>
      <style:header-left style:display="false">
        <style:region-right>
          <text:p><text:span text:style-name="MT1">http://www.qsos.og</text:span></text:p>
        </style:region-right>
      </style:header-left>
      <style:footer>
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</style:footer-left>
    </style:master-page>
    <style:master-page style:name="PageStyle_5f_Financial_20_Criteria" style:display-name="PageStyle_Financial Criteria" style:page-layout-name="Mpm3">
      <style:header>
        <style:region-right>
          <text:p><text:span text:style-name="MT1">http://www.qsos.og</text:span></text:p>
        </style:region-right>
      </style:header>
      <style:header-left style:display="false">
        <style:region-right>
          <text:p><text:span text:style-name="MT1">http://www.qsos.og</text:span></text:p>
        </style:region-right>
      </style:header-left>
      <style:footer>
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30T10:24:14</meta:creation-date>
    <dc:creator>edorso</dc:creator>
    <dc:date>2010-04-19T09:45:46</dc:date>
    <meta:document-statistic meta:table-count="3" meta:cell-count="1335" meta:object-count="0"/>
    <meta:generator>OpenOffice.org/3.1$Win32 OpenOffice.org_project/310m19$Build-9420</meta:generator>
  </office:meta>
</office:document-meta>
</file>